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Consolas1" svg:font-family="Consolas" style:font-family-generic="modern" style:font-pitch="fixed"/>
    <style:font-face style:name="Comic Sans MS3" svg:font-family="'Comic Sans MS'" style:font-family-generic="script" style:font-pitch="fixed"/>
    <style:font-face style:name="Consolas2" svg:font-family="Consolas" style:font-family-generic="script" style:font-pitch="fixed"/>
    <style:font-face style:name="Comic Sans MS" svg:font-family="'Comic Sans MS'" style:font-pitch="variable"/>
    <style:font-face style:name="Liberation Sans1" svg:font-family="'Liberation Sans'" style:font-pitch="variable"/>
    <style:font-face style:name="Consolas" svg:font-family="Consolas" style:font-family-generic="modern" style:font-pitch="variable"/>
    <style:font-face style:name="FreeSans1" svg:font-family="FreeSans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2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a60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a861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1933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1933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1933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1933" svg:stroke-opacity="100%" draw:fill="none" draw:textarea-horizontal-align="left" draw:textarea-vertical-align="top" draw:auto-grow-height="false" draw:auto-grow-width="false" fo:min-height="5.382cm" fo:min-width="5.818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b33500" draw:marker-end="a680" svg:stroke-opacity="100%" draw:stroke-linejoin="round" svg:stroke-linecap="butt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943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35cm" svg:stroke-color="#b33500" draw:marker-end="a687" svg:stroke-opacity="100%" draw:stroke-linejoin="round" svg:stroke-linecap="butt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b33500" draw:marker-end="a689" svg:stroke-opacity="100%" draw:stroke-linejoin="round" svg:stroke-linecap="butt" draw:fill="non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b33500" draw:marker-end="a717" svg:stroke-opacity="100%" draw:stroke-linejoin="round" svg:stroke-linecap="butt" draw:fill="non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098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972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35cm" svg:stroke-color="#b33500" draw:marker-end="a726" svg:stroke-opacity="100%" draw:stroke-linejoin="round" svg:stroke-linecap="butt" draw:fill="none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Dashed_20__28_var_29_" svg:stroke-width="0.035cm" svg:stroke-color="#5e7439" draw:marker-end="a741" svg:stroke-opacity="100%" draw:stroke-linejoin="round" svg:stroke-linecap="butt" draw:fill="non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solid" draw:fill-color="#d9d9d9" draw:opacity="50%" draw:textarea-horizontal-align="left" draw:textarea-vertical-align="top" draw:auto-grow-height="true" draw:auto-grow-width="false" fo:min-height="0.943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35cm" svg:stroke-color="#b33500" draw:marker-end="a747" svg:stroke-opacity="100%" draw:stroke-linejoin="round" svg:stroke-linecap="butt" draw:fill="none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b33500" draw:marker-end="a773" svg:stroke-opacity="100%" draw:stroke-linejoin="round" svg:stroke-linecap="butt" draw:fill="none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b33500" draw:marker-end="a787" svg:stroke-opacity="100%" draw:stroke-linejoin="round" svg:stroke-linecap="butt" draw:fill="none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b33500" draw:marker-end="a815" svg:stroke-opacity="100%" draw:stroke-linejoin="round" svg:stroke-linecap="butt" draw:fill="non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gradient" draw:fill-gradient-name="a821" draw:textarea-horizontal-align="left" draw:textarea-vertical-align="top" draw:auto-grow-height="true" draw:auto-grow-width="true" fo:min-height="0.686cm" fo:min-width="6.649cm" fo:padding-top="0.127cm" fo:padding-bottom="0.127cm" fo:padding-left="0.254cm" fo:padding-right="0.254cm" fo:wrap-option="no-wrap" draw:shadow="visible" draw:shadow-offset-x="0cm" draw:shadow-offset-y="0.053cm" draw:shadow-color="#000000" draw:shadow-opacity="63%"/>
    </style:style>
    <style:style style:name="gr20" style:family="graphic" style:parent-style-name="standard">
      <style:graphic-properties draw:stroke="solid" svg:stroke-width="0.035cm" svg:stroke-color="#b33500" draw:marker-end="a848" svg:stroke-opacity="100%" draw:stroke-linejoin="round" svg:stroke-linecap="butt" draw:fill="none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b33500" draw:marker-end="a854" svg:stroke-opacity="100%" draw:stroke-linejoin="round" svg:stroke-linecap="butt" draw:fill="non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solid" draw:fill-color="#bebebe" draw:opacity="50%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stroke="solid" svg:stroke-width="0.026cm" svg:stroke-color="#001933" svg:stroke-opacity="100%" draw:fill="none" draw:textarea-horizontal-align="left" draw:textarea-vertical-align="top" draw:auto-grow-height="false" draw:auto-grow-width="false" fo:min-height="6.225cm" fo:min-width="5.708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001933" svg:stroke-opacity="100%" svg:stroke-linecap="butt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35cm" svg:stroke-color="#b33500" draw:marker-end="a974" svg:stroke-opacity="100%" draw:stroke-linejoin="round" svg:stroke-linecap="butt" draw:fill="none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35cm" svg:stroke-color="#b33500" draw:marker-end="a981" svg:stroke-opacity="100%" draw:stroke-linejoin="round" svg:stroke-linecap="butt" draw:fill="none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35cm" svg:stroke-color="#b33500" draw:marker-end="a983" svg:stroke-opacity="100%" draw:stroke-linejoin="round" svg:stroke-linecap="butt" draw:fill="none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width="0.035cm" svg:stroke-color="#b33500" draw:marker-start="a1004" draw:marker-end="a1005" svg:stroke-opacity="100%" draw:stroke-linejoin="round" svg:stroke-linecap="butt" draw:fill="none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b33500" draw:marker-end="a1025" svg:stroke-opacity="100%" draw:stroke-linejoin="round" svg:stroke-linecap="butt" draw:fill="non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false" fo:min-height="1.147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false" fo:min-height="1.396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solid" svg:stroke-width="0.035cm" svg:stroke-color="#b33500" draw:marker-end="a1038" svg:stroke-opacity="100%" draw:stroke-linejoin="round" svg:stroke-linecap="butt" draw:fill="none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Dashed_20__28_var_29_" svg:stroke-width="0.035cm" svg:stroke-color="#5e7439" draw:marker-end="a1053" svg:stroke-opacity="100%" draw:stroke-linejoin="round" svg:stroke-linecap="butt" draw:fill="none" fo:padding-top="0.142cm" fo:padding-bottom="0.142cm" fo:padding-left="0.267cm" fo:padding-right="0.267cm"/>
    </style:style>
    <style:style style:name="gr35" style:family="graphic" style:parent-style-name="standard">
      <style:graphic-properties draw:stroke="solid" svg:stroke-width="0.035cm" svg:stroke-color="#b33500" draw:marker-end="a1059" svg:stroke-opacity="100%" draw:stroke-linejoin="round" svg:stroke-linecap="butt" draw:fill="none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false" fo:min-height="0.473cm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solid" svg:stroke-width="0.035cm" svg:stroke-color="#b33500" draw:marker-end="a1099" svg:stroke-opacity="100%" draw:stroke-linejoin="round" svg:stroke-linecap="butt" draw:fill="none" fo:padding-top="0.142cm" fo:padding-bottom="0.142cm" fo:padding-left="0.267cm" fo:padding-right="0.267cm"/>
    </style:style>
    <style:style style:name="gr38" style:family="graphic" style:parent-style-name="standard">
      <style:graphic-properties draw:stroke="solid" svg:stroke-width="0.035cm" svg:stroke-color="#b33500" draw:marker-end="a1122" svg:stroke-opacity="100%" draw:stroke-linejoin="round" svg:stroke-linecap="butt" draw:fill="none" fo:padding-top="0.142cm" fo:padding-bottom="0.142cm" fo:padding-left="0.267cm" fo:padding-right="0.267cm"/>
    </style:style>
    <style:style style:name="gr39" style:family="graphic" style:parent-style-name="standard">
      <style:graphic-properties draw:stroke="solid" svg:stroke-width="0.035cm" svg:stroke-color="#b33500" draw:marker-end="a1146" svg:stroke-opacity="100%" draw:stroke-linejoin="round" svg:stroke-linecap="butt" draw:fill="none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="gradient" draw:fill-gradient-name="a1152" draw:textarea-horizontal-align="left" draw:textarea-vertical-align="top" draw:auto-grow-height="true" draw:auto-grow-width="true" fo:min-height="0.686cm" fo:min-width="7.08cm" fo:padding-top="0.127cm" fo:padding-bottom="0.127cm" fo:padding-left="0.254cm" fo:padding-right="0.254cm" fo:wrap-option="no-wrap" draw:shadow="visible" draw:shadow-offset-x="0cm" draw:shadow-offset-y="0.053cm" draw:shadow-color="#000000" draw:shadow-opacity="63%"/>
    </style:style>
    <style:style style:name="gr41" style:family="graphic" style:parent-style-name="standard">
      <style:graphic-properties draw:stroke="solid" svg:stroke-width="0.035cm" svg:stroke-color="#b33500" draw:marker-end="a1158" svg:stroke-opacity="100%" draw:stroke-linejoin="round" svg:stroke-linecap="butt" draw:fill="none" fo:padding-top="0.142cm" fo:padding-bottom="0.142cm" fo:padding-left="0.267cm" fo:padding-right="0.267cm"/>
    </style:style>
    <style:style style:name="gr42" style:family="graphic" style:parent-style-name="standard">
      <style:graphic-properties draw:stroke="none" draw:fill="solid" draw:fill-color="#bebebe" draw:opacity="50%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pr1" style:family="presentation" style:parent-style-name="Master1-Layout7-blank-Vide-notes">
      <style:graphic-properties draw:fill-color="#ffffff" fo:min-height="12.572cm"/>
    </style:style>
    <style:style style:name="pr2" style:family="presentation" style:parent-style-name="Master1-Layout7-blank-Vide-notes">
      <style:graphic-properties draw:fill-color="#ffffff" fo:min-height="11.99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1.001cm" fo:margin-right="0cm" fo:margin-top="0cm" fo:margin-bottom="0cm" fo:line-height="100%" fo:text-align="start" fo:text-indent="-0.503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</style:style>
    <style:style style:name="P8" style:family="paragraph">
      <loext:graphic-properties draw:fill="solid" draw:fill-color="#d9d9d9" draw:opacity="50%"/>
      <style:paragraph-properties style:writing-mode="lr-tb" style:font-independent-line-spacing="true"/>
    </style:style>
    <style:style style:name="P9" style:family="paragraph">
      <style:paragraph-properties fo:margin-left="0.498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499cm" fo:margin-right="0cm" fo:margin-top="0cm" fo:margin-bottom="0cm" fo:line-height="100%" fo:text-align="start" fo:text-indent="-0.794cm" style:punctuation-wrap="simple" style:writing-mode="lr-tb">
        <style:tab-stops/>
      </style:paragraph-properties>
    </style:style>
    <style:style style:name="P11" style:family="paragraph">
      <style:paragraph-properties fo:margin-left="0.997cm" fo:margin-right="0cm" fo:margin-top="0cm" fo:margin-bottom="0cm" fo:line-height="100%" fo:text-align="start" fo:text-indent="-0.794cm" style:punctuation-wrap="simple" style:writing-mode="lr-tb">
        <style:tab-stops/>
      </style:paragraph-properties>
    </style:style>
    <style:style style:name="P12" style:family="paragraph">
      <loext:graphic-properties draw:fill="gradient" draw:fill-gradient-name="a821"/>
      <style:paragraph-properties style:writing-mode="lr-tb" style:font-independent-line-spacing="true"/>
    </style:style>
    <style:style style:name="P13" style:family="paragraph">
      <loext:graphic-properties draw:fill="solid" draw:fill-color="#bebebe" draw:opacity="50%"/>
      <style:paragraph-properties style:writing-mode="lr-tb" style:font-independent-line-spacing="true"/>
    </style:style>
    <style:style style:name="P14" style:family="paragraph">
      <loext:graphic-properties draw:fill-color="#ffffff"/>
    </style:style>
    <style:style style:name="P15" style:family="paragraph">
      <style:paragraph-properties fo:margin-left="0.508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-0.772cm" style:punctuation-wrap="simple" style:writing-mode="lr-tb">
        <style:tab-stops/>
      </style:paragraph-properties>
    </style:style>
    <style:style style:name="P17" style:family="paragraph">
      <loext:graphic-properties draw:fill="gradient" draw:fill-gradient-name="a1152"/>
      <style:paragraph-properties style:writing-mode="lr-tb" style:font-independent-line-spacing="true"/>
    </style:style>
    <style:style style:name="T1" style:family="text">
      <style:text-properties fo:font-variant="normal" fo:text-transform="none" fo:color="#005ec0" style:text-line-through-style="none" style:text-line-through-type="none" style:text-position="0% 100%" style:font-name="Comic Sans MS2" fo:font-size="1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008080" style:text-line-through-style="none" style:text-line-through-type="none" style:text-position="0% 100%" style:font-name="Consolas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Comic Sans MS2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3366" style:text-line-through-style="none" style:text-line-through-type="none" style:text-position="0% 100%" style:font-name="Consolas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5" style:family="text">
      <style:text-properties fo:font-variant="normal" fo:text-transform="none" fo:color="#003366" style:text-line-through-style="none" style:text-line-through-type="none" style:text-position="0% 100%" style:font-name="Comic Sans MS2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Comic Sans MS2" fo:font-size="12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omic Sans MS2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5e7439" style:text-line-through-style="none" style:text-line-through-type="none" style:text-position="0% 100%" style:font-name="Comic Sans MS2" fo:font-size="12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5e7439" style:text-line-through-style="none" style:text-line-through-type="none" style:text-position="0% 100%" style:font-name="Comic Sans MS2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5e7439" style:text-line-through-style="none" style:text-line-through-type="none" style:text-position="0% 100%" style:font-name="Consolas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11" style:family="text">
      <style:text-properties fo:font-variant="normal" fo:text-transform="none" fo:color="#5e7439" style:text-line-through-style="none" style:text-line-through-type="none" style:text-position="0% 100%" style:font-name="Comic Sans MS2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8080" style:text-line-through-style="none" style:text-line-through-type="none" style:text-position="0% 100%" style:font-name="Comic Sans MS2" fo:font-size="12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mic Sans MS1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8080" style:text-line-through-style="none" style:text-line-through-type="none" style:text-position="0% 100%" style:font-name="Consolas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omic Sans MS2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008080" style:text-line-through-style="none" style:text-line-through-type="none" style:text-position="0% 100%" style:font-name="Comic Sans MS2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0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0.498cm" text:min-label-width="0.50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1.768cm" text:min-label-width="0.50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038cm" text:min-label-width="0.50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308cm" text:min-label-width="0.50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5.578cm" text:min-label-width="0.50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6.848cm" text:min-label-width="0.50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118cm" text:min-label-width="0.50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388cm" text:min-label-width="0.50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498cm"/>
        <style:text-properties style:use-window-font-color="true" fo:font-size="45%"/>
      </text:list-level-style-number>
      <text:list-level-style-number text:level="3" style:num-format="">
        <style:list-level-properties text:space-before="1.768cm"/>
        <style:text-properties style:use-window-font-color="true" fo:font-size="45%"/>
      </text:list-level-style-number>
      <text:list-level-style-number text:level="4" style:num-format="">
        <style:list-level-properties text:space-before="3.038cm"/>
        <style:text-properties style:use-window-font-color="true" fo:font-size="45%"/>
      </text:list-level-style-number>
      <text:list-level-style-number text:level="5" style:num-format="">
        <style:list-level-properties text:space-before="4.308cm"/>
        <style:text-properties style:use-window-font-color="true" fo:font-size="45%"/>
      </text:list-level-style-number>
      <text:list-level-style-number text:level="6" style:num-format="">
        <style:list-level-properties text:space-before="5.578cm"/>
        <style:text-properties style:use-window-font-color="true" fo:font-size="45%"/>
      </text:list-level-style-number>
      <text:list-level-style-number text:level="7" style:num-format="">
        <style:list-level-properties text:space-before="6.848cm"/>
        <style:text-properties style:use-window-font-color="true" fo:font-size="45%"/>
      </text:list-level-style-number>
      <text:list-level-style-number text:level="8" style:num-format="">
        <style:list-level-properties text:space-before="8.118cm"/>
        <style:text-properties style:use-window-font-color="true" fo:font-size="45%"/>
      </text:list-level-style-number>
      <text:list-level-style-number text:level="9" style:num-format="">
        <style:list-level-properties text:space-before="9.38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2" text:bullet-char="-">
        <style:list-level-properties text:space-before="0.706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3" text:bullet-char="-">
        <style:list-level-properties text:space-before="1.976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4" text:bullet-char="-">
        <style:list-level-properties text:space-before="3.246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5" text:bullet-char="-">
        <style:list-level-properties text:space-before="4.516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6" text:bullet-char="-">
        <style:list-level-properties text:space-before="5.786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7" text:bullet-char="-">
        <style:list-level-properties text:space-before="7.056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8" text:bullet-char="-">
        <style:list-level-properties text:space-before="8.326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9" text:bullet-char="-">
        <style:list-level-properties text:space-before="9.596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2" text:bullet-char="-">
        <style:list-level-properties text:space-before="0.203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3" text:bullet-char="-">
        <style:list-level-properties text:space-before="1.473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4" text:bullet-char="-">
        <style:list-level-properties text:space-before="2.743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5" text:bullet-char="-">
        <style:list-level-properties text:space-before="4.013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6" text:bullet-char="-">
        <style:list-level-properties text:space-before="5.283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7" text:bullet-char="-">
        <style:list-level-properties text:space-before="6.553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8" text:bullet-char="-">
        <style:list-level-properties text:space-before="7.823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9" text:bullet-char="-">
        <style:list-level-properties text:space-before="9.093cm" text:min-label-width="0.794cm"/>
        <style:text-properties fo:font-family="Symbol" style:font-family-generic="roman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" draw:style-name="dp1" draw:master-page-name="Master1-Layout7-blank-Vide">
        <draw:frame draw:name="ZoneTexte 3" draw:style-name="gr1" draw:text-style-name="P3" xml:id="id4" draw:id="id4" draw:layer="layout" svg:width="6.158cm" svg:height="2.595cm" svg:x="7.582cm" svg:y="5.888cm">
          <draw:text-box>
            <text:p text:style-name="P1"><text:span text:style-name="T1">MMI </text:span></text:p>
            <text:p text:style-name="P2"><text:span text:style-name="T2">QXDirect </text:span></text:p>
            <text:p text:style-name="P2"><text:span text:style-name="T3">Design, input/output, analysis, post-processing</text:span></text:p>
          </draw:text-box>
        </draw:frame>
        <draw:frame draw:name="ZoneTexte 4" draw:style-name="gr2" draw:text-style-name="P3" xml:id="id2" draw:id="id2" draw:layer="layout" svg:width="4.807cm" svg:height="2.797cm" svg:x="18.342cm" svg:y="1.392cm">
          <draw:text-box>
            <text:p text:style-name="P1"><text:span text:style-name="T1">Object classes</text:span></text:p>
            <text:p text:style-name="P2"><text:span text:style-name="T2">Foil</text:span><text:span text:style-name="T4">,</text:span><text:span text:style-name="T2"> Polar</text:span><text:span text:style-name="T4">, </text:span><text:span text:style-name="T2">OpPoint</text:span><text:span text:style-name="T4"> </text:span></text:p>
            <text:p text:style-name="P1"><text:span text:style-name="T5"/></text:p>
          </draw:text-box>
        </draw:frame>
        <draw:frame draw:name="ZoneTexte 6" draw:style-name="gr3" draw:text-style-name="P3" xml:id="id1" draw:id="id1" draw:layer="layout" svg:width="4.643cm" svg:height="3.458cm" svg:x="19.818cm" svg:y="7.895cm">
          <draw:text-box>
            <text:p text:style-name="P1"><text:span text:style-name="T1">Engine</text:span></text:p>
            <text:p text:style-name="P1"><text:span text:style-name="T2">XFoil</text:span></text:p>
            <text:p text:style-name="P1"><text:span text:style-name="T2"/></text:p>
            <text:list text:style-name="L2">
              <text:list-item>
                <text:list>
                  <text:list-item>
                    <text:p text:style-name="P1"><text:span text:style-name="T6">fill polar with result data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custom-shape draw:name="Rectangle 8" draw:style-name="gr4" draw:text-style-name="P5" xml:id="id3" draw:id="id3" draw:layer="layout" svg:width="6.326cm" svg:height="5.636cm" svg:x="18.588cm" svg:y="12.309cm">
          <text:p text:style-name="P1"><text:span text:style-name="T2">XFoilTask</text:span></text:p>
          <text:p text:style-name="P2"><text:span text:style-name="T6">Pair of pointers</text:span></text:p>
          <text:list text:style-name="L3">
            <text:list-item>
              <text:list>
                <text:list-item>
                  <text:p text:style-name="P4"><text:span text:style-name="T4">Foil*</text:span></text:p>
                </text:list-item>
                <text:list-item>
                  <text:p text:style-name="P4"><text:span text:style-name="T4">Polar</text:span><text:span text:style-name="T3">*</text:span></text:p>
                </text:list-item>
              </text:list>
            </text:list-item>
          </text:list>
          <text:p text:style-name="P2"><text:span text:style-name="T6">Struct of parameters</text:span></text:p>
          <text:list text:continue-numbering="true" text:style-name="L3">
            <text:list-item>
              <text:list>
                <text:list-item>
                  <text:p text:style-name="P4"><text:span text:style-name="T4">Range, increment, output setting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2"><text:span text:style-name="T6">create XFoil object</text:span></text:p>
                </text:list-item>
                <text:list-item>
                  <text:p text:style-name="P2"><text:span text:style-name="T6">run analysis range</text:span></text:p>
                </text:list-item>
                <text:list-item>
                  <text:p text:style-name="P2"><text:span text:style-name="T6">export result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connector draw:name="Connecteur en arc 11" draw:style-name="gr5" draw:text-style-name="P6" draw:layer="layout" draw:type="curve" svg:x1="22.139cm" svg:y1="7.895cm" svg:x2="20.745cm" svg:y2="4.189cm" draw:start-shape="id1" draw:start-glue-point="0" draw:end-shape="id2" draw:end-glue-point="2" svg:d="M22139 7895c0-2779-1394-927-1394-3706" svg:viewBox="0 0 1395 3707">
          <text:p/>
        </draw:connector>
        <draw:frame draw:name="ZoneTexte 14" draw:style-name="gr6" draw:text-style-name="P3" draw:layer="layout" svg:width="2.351cm" svg:height="1.197cm" svg:x="21.644cm" svg:y="4.936cm">
          <draw:text-box>
            <text:p text:style-name="P2"><text:span text:style-name="T7">Store OpPoints</text:span></text:p>
          </draw:text-box>
        </draw:frame>
        <draw:connector draw:name="Connecteur en arc 15" draw:style-name="gr7" draw:text-style-name="P6" draw:layer="layout" draw:type="curve" svg:x1="21.751cm" svg:y1="12.309cm" svg:x2="22.139cm" svg:y2="11.353cm" draw:start-shape="id3" draw:start-glue-point="0" draw:end-shape="id1" draw:end-glue-point="2" svg:d="M21751 12309c0-717 388-239 388-956" svg:viewBox="0 0 389 957">
          <text:p/>
        </draw:connector>
        <draw:connector draw:name="Connecteur en arc 27" draw:style-name="gr8" draw:text-style-name="P6" draw:layer="layout" draw:type="curve" svg:x1="10.661cm" svg:y1="8.483cm" svg:x2="12.857cm" svg:y2="10.027cm" draw:start-shape="id4" draw:start-glue-point="2" draw:end-shape="id5" draw:end-glue-point="0" svg:d="M10661 8483c0 1188 2196 416 2196 1544" svg:viewBox="0 0 2197 1545">
          <text:p/>
        </draw:connector>
        <draw:frame draw:name="ZoneTexte 17" draw:style-name="gr2" draw:text-style-name="P3" xml:id="id7" draw:id="id7" draw:layer="layout" svg:width="4.581cm" svg:height="2.863cm" svg:x="13.339cm" svg:y="1.325cm">
          <draw:text-box>
            <text:p text:style-name="P1"><text:span text:style-name="T1">Utility object classes</text:span></text:p>
            <text:p text:style-name="P2"><text:span text:style-name="T2">Graph</text:span><text:span text:style-name="T4">, </text:span><text:span text:style-name="T2">QGraph</text:span><text:span text:style-name="T4">, </text:span><text:span text:style-name="T2">CVector</text:span><text:span text:style-name="T4">, </text:span><text:span text:style-name="T2">Spline</text:span><text:span text:style-name="T4">…</text:span></text:p>
          </draw:text-box>
        </draw:frame>
        <draw:frame draw:name="ZoneTexte 68" draw:style-name="gr2" draw:text-style-name="P3" xml:id="id6" draw:id="id6" draw:layer="layout" svg:width="7.019cm" svg:height="3.28cm" svg:x="0.378cm" svg:y="10.276cm">
          <draw:text-box>
            <text:p text:style-name="P2"><text:span text:style-name="T1">Display – view widgets</text:span><text:span text:style-name="T6"><text:line-break/></text:span><text:span text:style-name="T2">XDirectTileWidget, GrahWidget, LegendWidget, OpPointWidget, section2dWidget…</text:span></text:p>
          </draw:text-box>
        </draw:frame>
        <draw:connector draw:name="Connecteur en arc 75" draw:style-name="gr9" draw:text-style-name="P6" draw:layer="layout" draw:type="curve" svg:x1="7.582cm" svg:y1="7.185cm" svg:x2="3.887cm" svg:y2="10.276cm" draw:start-shape="id4" draw:start-glue-point="3" draw:end-shape="id6" draw:end-glue-point="0" svg:d="M7582 7185c-2464 0-3695 1030-3695 3091" svg:viewBox="0 0 3696 3092">
          <text:p/>
        </draw:connector>
        <draw:frame draw:name="ZoneTexte 78" draw:style-name="gr10" draw:text-style-name="P7" draw:layer="layout" svg:width="2.792cm" svg:height="1.352cm" svg:x="2.29cm" svg:y="8.338cm">
          <draw:text-box>
            <text:p text:style-name="P2"><text:span text:style-name="T7">Display instructions</text:span></text:p>
          </draw:text-box>
        </draw:frame>
        <draw:frame draw:name="ZoneTexte 36" draw:style-name="gr11" draw:text-style-name="P3" draw:layer="layout" svg:width="2.803cm" svg:height="1.226cm" svg:x="7.858cm" svg:y="8.759cm">
          <draw:text-box>
            <text:p text:style-name="P2"><text:span text:style-name="T7">Analysis instructions</text:span></text:p>
          </draw:text-box>
        </draw:frame>
        <draw:connector draw:name="Connecteur en arc 45" draw:style-name="gr12" draw:text-style-name="P6" draw:layer="layout" draw:type="curve" svg:x1="15.629cm" svg:y1="4.188cm" svg:x2="10.661cm" svg:y2="5.888cm" draw:start-shape="id7" draw:start-glue-point="2" draw:end-shape="id4" draw:end-glue-point="0" svg:d="M15629 4188c0 1245-4968 395-4968 1700" svg:viewBox="0 0 4969 1701">
          <text:p/>
        </draw:connector>
        <draw:frame draw:name="ZoneTexte 59" draw:style-name="gr2" draw:text-style-name="P3" xml:id="id8" draw:id="id8" draw:layer="layout" svg:width="4.597cm" svg:height="2.155cm" svg:x="0.284cm" svg:y="16.164cm">
          <draw:text-box>
            <text:p text:style-name="P2"><text:span text:style-name="T8">External Script</text:span></text:p>
            <text:list text:style-name="L3">
              <text:list-item>
                <text:list>
                  <text:list-item>
                    <text:p text:style-name="P4"><text:span text:style-name="T9">xml objects</text:span></text:p>
                  </text:list-item>
                  <text:list-item>
                    <text:p text:style-name="P4"><text:span text:style-name="T10">Xml analysis</text:span></text:p>
                  </text:list-item>
                </text:list>
              </text:list-item>
            </text:list>
          </draw:text-box>
        </draw:frame>
        <draw:connector draw:name="Connecteur en arc 60" draw:style-name="gr13" draw:text-style-name="P6" draw:layer="layout" draw:type="curve" svg:x1="4.881cm" svg:y1="17.241cm" svg:x2="8.516cm" svg:y2="16.511cm" draw:start-shape="id8" draw:start-glue-point="1" draw:end-shape="id9" draw:end-glue-point="3" svg:d="M4881 17241c2727 0 910-730 3635-730" svg:viewBox="0 0 3636 731">
          <text:p/>
        </draw:connector>
        <draw:frame draw:name="ZoneTexte 65" draw:style-name="gr14" draw:text-style-name="P8" draw:layer="layout" svg:width="3.247cm" svg:height="1.65cm" svg:x="5.678cm" svg:y="17.157cm">
          <draw:text-box>
            <text:p text:style-name="P2"><text:span text:style-name="T11">Command line instructions</text:span></text:p>
          </draw:text-box>
        </draw:frame>
        <draw:connector draw:name="Connecteur en arc 67" draw:style-name="gr15" draw:text-style-name="P6" draw:layer="layout" draw:type="curve" svg:x1="20.745cm" svg:y1="4.189cm" svg:x2="13.74cm" svg:y2="7.185cm" draw:start-shape="id2" draw:start-glue-point="2" draw:end-shape="id4" draw:end-glue-point="1" svg:d="M20745 4189c0 1998-2335 2996-7005 2996" svg:viewBox="0 0 7006 2997">
          <text:p/>
        </draw:connector>
        <draw:frame draw:name="ZoneTexte 33" draw:style-name="gr2" draw:text-style-name="P3" xml:id="id9" draw:id="id9" draw:layer="layout" svg:width="7.338cm" svg:height="4.347cm" svg:x="8.516cm" svg:y="14.338cm">
          <draw:text-box>
            <text:p text:style-name="P2"><text:span text:style-name="T2">FoilScript</text:span><text:span text:style-name="T12"> </text:span><text:span text:style-name="T6">execution class</text:span></text:p>
            <text:p text:style-name="P2"><text:span text:style-name="T3">read script</text:span></text:p>
            <text:p text:style-name="P2"><text:span text:style-name="T3">for each(foil)</text:span></text:p>
            <text:list text:style-name="L4">
              <text:list-item>
                <text:list>
                  <text:list-item>
                    <text:p text:style-name="P9"><text:span text:style-name="T3">create foil</text:span></text:p>
                  </text:list-item>
                  <text:list-item>
                    <text:p text:style-name="P9"><text:span text:style-name="T3">for each(xml analysi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create polar</text:span></text:p>
                  </text:list-item>
                  <text:list-item>
                    <text:p text:style-name="P10"><text:span text:style-name="T3">create task</text:span></text:p>
                  </text:list-item>
                  <text:list-item>
                    <text:p text:style-name="P10"><text:span text:style-name="T3">launch task</text:span></text:p>
                  </text:list-item>
                </text:list>
              </text:list-item>
            </text:list>
          </draw:text-box>
        </draw:frame>
        <draw:connector draw:name="Connecteur en arc 40" draw:style-name="gr16" draw:text-style-name="P6" draw:layer="layout" draw:type="curve" svg:x1="15.854cm" svg:y1="16.511cm" svg:x2="18.588cm" svg:y2="15.127cm" draw:start-shape="id9" draw:start-glue-point="1" draw:end-shape="id3" draw:end-glue-point="3" svg:d="M15854 16511c2050 0 684-1384 2734-1384" svg:viewBox="0 0 2735 1385">
          <text:p/>
        </draw:connector>
        <draw:frame draw:name="ZoneTexte 51" draw:style-name="gr6" draw:text-style-name="P3" draw:layer="layout" svg:width="2.907cm" svg:height="1.197cm" svg:x="16.099cm" svg:y="14.529cm">
          <draw:text-box>
            <text:p text:style-name="P2"><text:span text:style-name="T7">Analysis instructions</text:span></text:p>
          </draw:text-box>
        </draw:frame>
        <draw:frame draw:name="ZoneTexte 66" draw:style-name="gr2" draw:text-style-name="P3" xml:id="id10" draw:id="id10" draw:layer="layout" svg:width="5.109cm" svg:height="3.254cm" svg:x="6.907cm" svg:y="1.269cm">
          <draw:text-box>
            <text:p text:style-name="P1"><text:span text:style-name="T1">Utility Analysis</text:span><text:span text:style-name="T1"><text:line-break/></text:span><text:span text:style-name="T1">classes</text:span></text:p>
            <text:p text:style-name="P2"><text:span text:style-name="T2">FoilPolarDlg, XFoilAdvnacedDlg</text:span></text:p>
          </draw:text-box>
        </draw:frame>
        <draw:connector draw:name="Connecteur en arc 69" draw:style-name="gr17" draw:text-style-name="P6" draw:layer="layout" draw:type="curve" svg:x1="9.461cm" svg:y1="4.523cm" svg:x2="10.661cm" svg:y2="5.888cm" draw:start-shape="id10" draw:start-glue-point="2" draw:end-shape="id4" draw:end-glue-point="0" svg:d="M9461 4523c0 994 1200 312 1200 1365" svg:viewBox="0 0 1201 1366">
          <text:p/>
        </draw:connector>
        <draw:frame draw:name="ZoneTexte 50" draw:style-name="gr2" draw:text-style-name="P3" xml:id="id5" draw:id="id5" draw:layer="layout" svg:width="6.882cm" svg:height="3.955cm" svg:x="9.416cm" svg:y="10.027cm">
          <draw:text-box>
            <text:p text:style-name="P1"><text:span text:style-name="T1">Execution classes</text:span></text:p>
            <text:p text:style-name="P2"><text:span text:style-name="T2">XFoilAnalysisDlg, BatchDlg, BatchThreadDlg</text:span></text:p>
            <text:list text:style-name="L6">
              <text:list-item>
                <text:list>
                  <text:list-item>
                    <text:p text:style-name="P11"><text:span text:style-name="T3">Input analysis range</text:span></text:p>
                  </text:list-item>
                  <text:list-item>
                    <text:p text:style-name="P11"><text:span text:style-name="T3">create task</text:span></text:p>
                  </text:list-item>
                  <text:list-item>
                    <text:p text:style-name="P11"><text:span text:style-name="T3">launchtask</text:span></text:p>
                  </text:list-item>
                  <text:list-item>
                    <text:p text:style-name="P11"><text:span text:style-name="T3">display progress</text:span></text:p>
                  </text:list-item>
                </text:list>
              </text:list-item>
            </text:list>
          </draw:text-box>
        </draw:frame>
        <draw:connector draw:name="Connecteur en arc 70" draw:style-name="gr18" draw:text-style-name="P6" draw:layer="layout" draw:type="curve" svg:x1="16.298cm" svg:y1="12.004cm" svg:x2="18.588cm" svg:y2="15.127cm" draw:start-shape="id5" draw:start-glue-point="1" draw:end-shape="id3" draw:end-glue-point="3" svg:d="M16298 12004c1717 0 573 3123 2290 3123" svg:viewBox="0 0 2291 3124">
          <text:p/>
        </draw:connector>
        <draw:frame draw:name="ZoneTexte 1" draw:style-name="gr19" draw:text-style-name="P12" draw:layer="layout" svg:width="8.24cm" svg:height="0.94cm" svg:x="8.614cm" svg:y="-0.051cm">
          <draw:text-box>
            <text:p text:style-name="P2"><text:span text:style-name="T13">Foil Design and Analysis</text:span></text:p>
          </draw:text-box>
        </draw:frame>
        <draw:frame draw:name="ZoneTexte 52" draw:style-name="gr3" draw:text-style-name="P3" xml:id="id11" draw:id="id11" draw:layer="layout" svg:width="6.171cm" svg:height="4.566cm" svg:x="0.477cm" svg:y="1.043cm">
          <draw:text-box>
            <text:p text:style-name="P1"><text:span text:style-name="T1">Geometry edition classes</text:span></text:p>
            <text:p text:style-name="P1"><text:span text:style-name="T2">TwoPanelDlg, CAddDlg, FlapDlg, FoilCoordDlg, FoilGeomDlg, InterpolateFoilsDlg, LEDlg, NacaFoilDlg, TEGapDlg</text:span><text:span text:style-name="T14">, </text:span></text:p>
            <text:p text:style-name="P1"><text:span text:style-name="T5"/></text:p>
          </draw:text-box>
        </draw:frame>
        <draw:connector draw:name="Connecteur en arc 61" draw:style-name="gr20" draw:text-style-name="P6" draw:layer="layout" draw:type="curve" svg:x1="19.818cm" svg:y1="9.624cm" svg:x2="16.298cm" svg:y2="12.004cm" draw:start-shape="id1" draw:start-glue-point="3" draw:end-shape="id5" draw:end-glue-point="1" svg:d="M19818 9624c-2640 0-880 2380-3520 2380" svg:viewBox="0 0 3521 2381">
          <text:p/>
        </draw:connector>
        <draw:frame draw:name="ZoneTexte 64" draw:style-name="gr6" draw:text-style-name="P3" draw:layer="layout" svg:width="3.011cm" svg:height="1.197cm" svg:x="16.174cm" svg:y="9.048cm">
          <draw:text-box>
            <text:p text:style-name="P2"><text:span text:style-name="T7">Feedback on progress</text:span></text:p>
          </draw:text-box>
        </draw:frame>
        <draw:connector draw:name="Connecteur en arc 73" draw:style-name="gr21" draw:text-style-name="P6" draw:layer="layout" draw:type="curve" svg:x1="3.562cm" svg:y1="5.609cm" svg:x2="7.582cm" svg:y2="7.185cm" draw:start-shape="id11" draw:start-glue-point="2" draw:end-shape="id4" draw:end-glue-point="3" svg:d="M3562 5609c0 1051 1340 1576 4020 1576" svg:viewBox="0 0 4021 1577">
          <text:p/>
        </draw:connector>
        <draw:frame draw:name="ZoneTexte 77" draw:style-name="gr22" draw:text-style-name="P13" draw:layer="layout" svg:width="14.614cm" svg:height="3.334cm" svg:x="0.705cm" svg:y="15.1cm">
          <draw:text-box>
            <text:p text:style-name="P2"><text:span text:style-name="T15">SCRIPTING IS UNDER DEVELOPMENT</text:span></text:p>
          </draw:text-box>
        </draw:fram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3" draw:master-page-name="Master1-Layout7-blank-Vide">
        <draw:frame draw:name="ZoneTexte 3" draw:style-name="gr1" draw:text-style-name="P3" xml:id="id15" draw:id="id15" draw:layer="layout" svg:width="6.158cm" svg:height="2.771cm" svg:x="0.5cm" svg:y="6.377cm">
          <draw:text-box>
            <text:list text:style-name="L2">
              <text:list-item>
                <text:list>
                  <text:list-item>
                    <text:p text:style-name="P1"><text:span text:style-name="T1">MMI </text:span></text:p>
                  </text:list-item>
                </text:list>
              </text:list-item>
            </text:list>
            <text:p text:style-name="P2"><text:span text:style-name="T2">QMiarex </text:span></text:p>
            <text:p text:style-name="P2"><text:span text:style-name="T3">Design, input/output, analysis, post-processing</text:span></text:p>
          </draw:text-box>
        </draw:frame>
        <draw:frame draw:name="ZoneTexte 4" draw:style-name="gr2" draw:text-style-name="P3" xml:id="id21" draw:id="id21" draw:layer="layout" svg:width="7.204cm" svg:height="3.215cm" svg:x="16.668cm" svg:y="1.206cm">
          <draw:text-box>
            <text:p text:style-name="P1"><text:span text:style-name="T1">Object classes</text:span></text:p>
            <text:p text:style-name="P2"><text:span text:style-name="T2">Plane Wing</text:span><text:span text:style-name="T4">, </text:span><text:span text:style-name="T2">Foil</text:span><text:span text:style-name="T4">, </text:span><text:span text:style-name="T2">Section</text:span><text:span text:style-name="T4"> </text:span><text:span text:style-name="T2">Body</text:span><text:span text:style-name="T4">, </text:span><text:span text:style-name="T2">Frame</text:span><text:span text:style-name="T4">, </text:span><text:span text:style-name="T2">NURBS</text:span></text:p>
            <text:p text:style-name="P2"><text:span text:style-name="T2">WPolar</text:span><text:span text:style-name="T4">, </text:span><text:span text:style-name="T2">PlaneOpp</text:span><text:span text:style-name="T4">, </text:span><text:span text:style-name="T2">WingOpp</text:span></text:p>
            <text:p text:style-name="P2"><text:span text:style-name="T2">Panel, PointMass</text:span></text:p>
            <text:p text:style-name="P1"><text:span text:style-name="T5"/></text:p>
          </draw:text-box>
        </draw:frame>
        <draw:frame draw:name="ZoneTexte 6" draw:style-name="gr3" draw:text-style-name="P3" xml:id="id12" draw:id="id12" draw:layer="layout" svg:width="4.643cm" svg:height="3.458cm" svg:x="19.818cm" svg:y="7.895cm">
          <draw:text-box>
            <text:p text:style-name="P1"><text:span text:style-name="T1">Engines</text:span></text:p>
            <text:p text:style-name="P1"><text:span text:style-name="T2">LLTAnalysis</text:span></text:p>
            <text:p text:style-name="P1"><text:span text:style-name="T2">PanelAnalysis</text:span></text:p>
            <text:p text:style-name="P1"><text:span text:style-name="T2"/></text:p>
            <text:list text:style-name="L2">
              <text:list-item>
                <text:list>
                  <text:list-item>
                    <text:p text:style-name="P1"><text:span text:style-name="T6">fill polar with result data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custom-shape draw:name="Rectangle 8" draw:style-name="gr24" draw:text-style-name="P5" xml:id="id14" draw:id="id14" draw:layer="layout" svg:width="6.216cm" svg:height="6.479cm" svg:x="19.064cm" svg:y="12.309cm">
          <text:p text:style-name="P1"><text:span text:style-name="T2">PlaneAnalysisTask</text:span></text:p>
          <text:p text:style-name="P2"><text:span text:style-name="T6">Collection of pointers</text:span></text:p>
          <text:list text:style-name="L3">
            <text:list-item>
              <text:list>
                <text:list-item>
                  <text:p text:style-name="P4"><text:span text:style-name="T4">Plane*</text:span></text:p>
                </text:list-item>
                <text:list-item>
                  <text:p text:style-name="P4"><text:span text:style-name="T4">WPolar</text:span><text:span text:style-name="T3">*</text:span></text:p>
                </text:list-item>
              </text:list>
            </text:list-item>
          </text:list>
          <text:p text:style-name="P2"><text:span text:style-name="T6">Struct of parameters</text:span></text:p>
          <text:list text:continue-numbering="true" text:style-name="L3">
            <text:list-item>
              <text:list>
                <text:list-item>
                  <text:p text:style-name="P4"><text:span text:style-name="T4">Range, increment, output setting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2"><text:span text:style-name="T6">create mesh</text:span></text:p>
                </text:list-item>
                <text:list-item>
                  <text:p text:style-name="P2"><text:span text:style-name="T6">run analysis range</text:span></text:p>
                </text:list-item>
                <text:list-item>
                  <text:p text:style-name="P2"><text:span text:style-name="T6">export result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25" draw:text-style-name="P3" xml:id="id13" draw:id="id13" draw:layer="layout" svg:width="6.975cm" svg:height="3.869cm" svg:x="11.843cm" svg:y="5.501cm">
          <text:p text:style-name="P1"><text:span text:style-name="T1">Object Collections</text:span></text:p>
          <text:p text:style-name="P2"><text:span text:style-name="T2">Objects3D</text:span><text:span text:style-name="T16"> </text:span><text:span text:style-name="T5">: </text:span></text:p>
          <text:list text:style-name="L3">
            <text:list-item>
              <text:list>
                <text:list-item>
                  <text:p text:style-name="P15"><text:span text:style-name="T3">creates, manages, renames, deletes…</text:span></text:p>
                </text:list-item>
                <text:list-item>
                  <text:p text:style-name="P15"><text:span text:style-name="T3">holds pointers to current/active objects 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connector draw:name="Connecteur en arc 11" draw:style-name="gr26" draw:text-style-name="P6" draw:layer="layout" draw:type="curve" svg:x1="22.139cm" svg:y1="7.895cm" svg:x2="18.818cm" svg:y2="7.435cm" draw:start-shape="id12" draw:start-glue-point="0" draw:end-shape="id13" draw:end-glue-point="1" svg:d="M22139 7895c0-307-1107-460-3321-460" svg:viewBox="0 0 3322 461">
          <text:p/>
        </draw:connector>
        <draw:frame draw:name="ZoneTexte 14" draw:style-name="gr6" draw:text-style-name="P3" draw:layer="layout" svg:width="2.351cm" svg:height="1.197cm" svg:x="20.585cm" svg:y="6.121cm">
          <draw:text-box>
            <text:p text:style-name="P2"><text:span text:style-name="T7">Store OpPoints</text:span></text:p>
          </draw:text-box>
        </draw:frame>
        <draw:connector draw:name="Connecteur en arc 15" draw:style-name="gr27" draw:text-style-name="P6" draw:layer="layout" draw:type="curve" svg:x1="22.172cm" svg:y1="12.309cm" svg:x2="22.139cm" svg:y2="11.353cm" draw:start-shape="id14" draw:start-glue-point="0" draw:end-shape="id12" draw:end-glue-point="2" svg:d="M22172 12309c0-718-33-241-33-956" svg:viewBox="0 0 34 957">
          <text:p/>
        </draw:connector>
        <draw:connector draw:name="Connecteur en arc 27" draw:style-name="gr28" draw:text-style-name="P6" draw:layer="layout" draw:type="curve" svg:x1="3.579cm" svg:y1="9.148cm" svg:x2="9.416cm" svg:y2="11.89cm" draw:start-shape="id15" draw:start-glue-point="2" draw:end-shape="id16" draw:end-glue-point="3" svg:d="M3579 9148c0 1828 1945 2742 5837 2742" svg:viewBox="0 0 5838 2743">
          <text:p/>
        </draw:connector>
        <draw:frame draw:name="ZoneTexte 17" draw:style-name="gr2" draw:text-style-name="P3" xml:id="id18" draw:id="id18" draw:layer="layout" svg:width="6.007cm" svg:height="3.185cm" svg:x="8.924cm" svg:y="1.284cm">
          <draw:text-box>
            <text:p text:style-name="P1"><text:span text:style-name="T1">Utility object classes</text:span></text:p>
            <text:p text:style-name="P2"><text:span text:style-name="T2">Graph</text:span><text:span text:style-name="T4">, </text:span><text:span text:style-name="T2">QGraph</text:span><text:span text:style-name="T4">, </text:span></text:p>
            <text:p text:style-name="P2"><text:span text:style-name="T2">Quaternion</text:span><text:span text:style-name="T4">, </text:span><text:span text:style-name="T2">CVector</text:span><text:span text:style-name="T4">,</text:span></text:p>
            <text:p text:style-name="P2"><text:span text:style-name="T2">Arcball</text:span><text:span text:style-name="T4">, </text:span><text:span text:style-name="T2">Spline</text:span><text:span text:style-name="T4">…</text:span></text:p>
          </draw:text-box>
        </draw:frame>
        <draw:connector draw:name="Connecteur en arc 24" draw:style-name="gr29" draw:text-style-name="P6" draw:layer="layout" draw:type="curve" svg:x1="6.658cm" svg:y1="7.762cm" svg:x2="11.843cm" svg:y2="7.435cm" draw:start-shape="id15" draw:start-glue-point="1" draw:end-shape="id13" draw:end-glue-point="3" svg:d="M6658 7762c3918 0 1326-327 5185-327" svg:viewBox="0 0 5186 328">
          <text:p/>
        </draw:connector>
        <draw:frame draw:name="ZoneTexte 68" draw:style-name="gr2" draw:text-style-name="P3" xml:id="id17" draw:id="id17" draw:layer="layout" svg:width="8.891cm" svg:height="2.849cm" svg:x="0.092cm" svg:y="12.898cm">
          <draw:text-box>
            <text:list text:style-name="L2">
              <text:list-item>
                <text:list>
                  <text:list-item>
                    <text:p text:style-name="P1"><text:span text:style-name="T1">Display – view widgets</text:span></text:p>
                  </text:list-item>
                </text:list>
              </text:list-item>
            </text:list>
            <text:p text:style-name="P16"><text:span text:style-name="T3">2D: </text:span><text:span text:style-name="T2">MiarexTileWidget, section2DWidget, WingWidget BodyLineWidget, BodyFrameWidget</text:span><text:span text:style-name="T3">… </text:span></text:p>
            <text:p text:style-name="P16"><text:span text:style-name="T3">3D: </text:span><text:span text:style-name="T2">GL3Widget</text:span></text:p>
          </draw:text-box>
        </draw:frame>
        <draw:connector draw:name="Connecteur en arc 75" draw:style-name="gr30" draw:text-style-name="P6" draw:layer="layout" draw:type="curve" svg:x1="3.579cm" svg:y1="9.148cm" svg:x2="4.537cm" svg:y2="12.898cm" draw:start-shape="id15" draw:start-glue-point="2" draw:end-shape="id17" draw:end-glue-point="0" svg:d="M3579 9148c0 2842 958 968 958 3750" svg:viewBox="0 0 959 3751">
          <text:p/>
        </draw:connector>
        <draw:frame draw:name="ZoneTexte 78" draw:style-name="gr31" draw:text-style-name="P7" draw:layer="layout" svg:width="2.938cm" svg:height="1.401cm" svg:x="0.975cm" svg:y="10.383cm">
          <draw:text-box>
            <text:p text:style-name="P2"><text:span text:style-name="T7">Display instructions</text:span></text:p>
          </draw:text-box>
        </draw:frame>
        <draw:frame draw:name="ZoneTexte 84" draw:style-name="gr32" draw:text-style-name="P7" draw:layer="layout" svg:width="4.294cm" svg:height="1.65cm" svg:x="7.201cm" svg:y="6.282cm">
          <draw:text-box>
            <text:p text:style-name="P2"><text:span text:style-name="T7">Data management instructions</text:span></text:p>
          </draw:text-box>
        </draw:frame>
        <draw:frame draw:name="ZoneTexte 36" draw:style-name="gr11" draw:text-style-name="P3" draw:layer="layout" svg:width="2.803cm" svg:height="1.226cm" svg:x="5.791cm" svg:y="10.247cm">
          <draw:text-box>
            <text:p text:style-name="P2"><text:span text:style-name="T7">Analysis instructions</text:span></text:p>
          </draw:text-box>
        </draw:frame>
        <draw:connector draw:name="Connecteur en arc 45" draw:style-name="gr33" draw:text-style-name="P6" draw:layer="layout" draw:type="curve" svg:x1="11.927cm" svg:y1="4.469cm" svg:x2="3.579cm" svg:y2="6.377cm" draw:start-shape="id18" draw:start-glue-point="2" draw:end-shape="id15" draw:end-glue-point="0" svg:d="M11927 4469c0 1401-8348 447-8348 1908" svg:viewBox="0 0 8349 1909">
          <text:p/>
        </draw:connector>
        <draw:frame draw:name="ZoneTexte 59" draw:style-name="gr2" draw:text-style-name="P3" xml:id="id19" draw:id="id19" draw:layer="layout" svg:width="4.597cm" svg:height="2.155cm" svg:x="0.284cm" svg:y="16.164cm">
          <draw:text-box>
            <text:p text:style-name="P2"><text:span text:style-name="T8">External Script</text:span></text:p>
            <text:list text:style-name="L3">
              <text:list-item>
                <text:list>
                  <text:list-item>
                    <text:p text:style-name="P4"><text:span text:style-name="T9">xml objects</text:span></text:p>
                  </text:list-item>
                  <text:list-item>
                    <text:p text:style-name="P4"><text:span text:style-name="T10">Xml analysis</text:span></text:p>
                  </text:list-item>
                </text:list>
              </text:list-item>
            </text:list>
          </draw:text-box>
        </draw:frame>
        <draw:connector draw:name="Connecteur en arc 60" draw:style-name="gr34" draw:text-style-name="P6" draw:layer="layout" draw:type="curve" svg:x1="4.881cm" svg:y1="17.241cm" svg:x2="9.303cm" svg:y2="16.511cm" draw:start-shape="id19" draw:start-glue-point="1" draw:end-shape="id20" draw:end-glue-point="3" svg:d="M4881 17241c3316 0 1106-730 4422-730" svg:viewBox="0 0 4423 731">
          <text:p/>
        </draw:connector>
        <draw:frame draw:name="ZoneTexte 65" draw:style-name="gr14" draw:text-style-name="P8" draw:layer="layout" svg:width="3.247cm" svg:height="1.65cm" svg:x="5.678cm" svg:y="17.157cm">
          <draw:text-box>
            <text:p text:style-name="P2"><text:span text:style-name="T11">Command line instructions</text:span></text:p>
          </draw:text-box>
        </draw:frame>
        <draw:connector draw:name="Connecteur en arc 67" draw:style-name="gr35" draw:text-style-name="P6" draw:layer="layout" draw:type="curve" svg:x1="20.27cm" svg:y1="4.421cm" svg:x2="15.33cm" svg:y2="5.501cm" draw:start-shape="id21" draw:start-glue-point="2" draw:end-shape="id13" draw:end-glue-point="0" svg:d="M20270 4421c0 810-4940 270-4940 1080" svg:viewBox="0 0 4941 1081">
          <text:p/>
        </draw:connector>
        <draw:frame draw:name="ZoneTexte 76" draw:style-name="gr36" draw:text-style-name="P3" draw:layer="layout" svg:width="4.665cm" svg:height="0.727cm" svg:x="19.427cm" svg:y="4.682cm">
          <draw:text-box>
            <text:p text:style-name="P2"><text:span text:style-name="T7">Object management</text:span></text:p>
          </draw:text-box>
        </draw:frame>
        <draw:frame draw:name="ZoneTexte 91" draw:style-name="gr6" draw:text-style-name="P3" draw:layer="layout" svg:width="3.213cm" svg:height="1.197cm" svg:x="7.749cm" svg:y="7.636cm">
          <draw:text-box>
            <text:p text:style-name="P2"><text:span text:style-name="T7">Data query instructions</text:span></text:p>
          </draw:text-box>
        </draw:frame>
        <draw:frame draw:name="ZoneTexte 33" draw:style-name="gr2" draw:text-style-name="P3" xml:id="id20" draw:id="id20" draw:layer="layout" svg:width="6.551cm" svg:height="4.347cm" svg:x="9.303cm" svg:y="14.338cm">
          <draw:text-box>
            <text:list text:style-name="L2">
              <text:list-item>
                <text:list>
                  <text:list-item>
                    <text:p text:style-name="P1"><text:span text:style-name="T1">Script execution class</text:span></text:p>
                  </text:list-item>
                </text:list>
              </text:list-item>
            </text:list>
            <text:p text:style-name="P2"><text:span text:style-name="T2">PlaneScript</text:span></text:p>
            <text:p text:style-name="P2"><text:span text:style-name="T3">read script</text:span></text:p>
            <text:p text:style-name="P2"><text:span text:style-name="T3">for each(xml_plane)</text:span></text:p>
            <text:list text:style-name="L4">
              <text:list-item>
                <text:list>
                  <text:list-item>
                    <text:p text:style-name="P9"><text:span text:style-name="T3">create plane</text:span></text:p>
                  </text:list-item>
                  <text:list-item>
                    <text:p text:style-name="P9"><text:span text:style-name="T3">for each(xml_analysi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create polar</text:span></text:p>
                  </text:list-item>
                  <text:list-item>
                    <text:p text:style-name="P10"><text:span text:style-name="T3">create task</text:span></text:p>
                  </text:list-item>
                  <text:list-item>
                    <text:p text:style-name="P10"><text:span text:style-name="T3">launch task</text:span></text:p>
                  </text:list-item>
                </text:list>
              </text:list-item>
            </text:list>
          </draw:text-box>
        </draw:frame>
        <draw:connector draw:name="Connecteur en arc 40" draw:style-name="gr37" draw:text-style-name="P6" draw:layer="layout" draw:type="curve" svg:x1="15.854cm" svg:y1="16.511cm" svg:x2="19.064cm" svg:y2="15.548cm" draw:start-shape="id20" draw:start-glue-point="1" draw:end-shape="id14" draw:end-glue-point="3" svg:d="M15854 16511c2407 0 803-963 3210-963" svg:viewBox="0 0 3211 964">
          <text:p/>
        </draw:connector>
        <draw:frame draw:name="ZoneTexte 51" draw:style-name="gr6" draw:text-style-name="P3" draw:layer="layout" svg:width="2.907cm" svg:height="1.197cm" svg:x="16.157cm" svg:y="14.338cm">
          <draw:text-box>
            <text:p text:style-name="P2"><text:span text:style-name="T7">Analysis instructions</text:span></text:p>
          </draw:text-box>
        </draw:frame>
        <draw:frame draw:name="ZoneTexte 66" draw:style-name="gr2" draw:text-style-name="P3" xml:id="id22" draw:id="id22" draw:layer="layout" svg:width="7.253cm" svg:height="4.093cm" svg:x="0.5cm" svg:y="0.518cm">
          <draw:text-box>
            <text:p text:style-name="P1"><text:span text:style-name="T1">Utility Form</text:span><text:span text:style-name="T1"><text:line-break/></text:span><text:span text:style-name="T1">classes</text:span></text:p>
            <text:p text:style-name="P2"><text:span text:style-name="T2">GraphDlg, AnalysisDlg, GLLightDlg, GL3DScalesDlg, 3DColorDlg, TargetCurveDlg, UnitsDlg, StabViewDlg …</text:span></text:p>
          </draw:text-box>
        </draw:frame>
        <draw:connector draw:name="Connecteur en arc 69" draw:style-name="gr38" draw:text-style-name="P6" draw:layer="layout" draw:type="curve" svg:x1="4.126cm" svg:y1="4.611cm" svg:x2="3.579cm" svg:y2="6.377cm" draw:start-shape="id22" draw:start-glue-point="2" draw:end-shape="id15" draw:end-glue-point="0" svg:d="M4126 4611c0 1294-547 412-547 1766" svg:viewBox="0 0 548 1767">
          <text:p/>
        </draw:connector>
        <draw:frame draw:name="ZoneTexte 50" draw:style-name="gr2" draw:text-style-name="P3" xml:id="id16" draw:id="id16" draw:layer="layout" svg:width="5.503cm" svg:height="3.727cm" svg:x="9.416cm" svg:y="10.027cm">
          <draw:text-box>
            <text:list text:style-name="L2">
              <text:list-item>
                <text:list>
                  <text:list-item>
                    <text:p text:style-name="P1"><text:span text:style-name="T1">Execution classes</text:span></text:p>
                  </text:list-item>
                </text:list>
              </text:list-item>
            </text:list>
            <text:p text:style-name="P2"><text:span text:style-name="T2">LLTAnalysisDlg, PanelAnalysisDlg</text:span></text:p>
            <text:list text:style-name="L6">
              <text:list-item>
                <text:list>
                  <text:list-item>
                    <text:p text:style-name="P11"><text:span text:style-name="T3">create task</text:span></text:p>
                  </text:list-item>
                  <text:list-item>
                    <text:p text:style-name="P11"><text:span text:style-name="T3">launch task</text:span></text:p>
                  </text:list-item>
                  <text:list-item>
                    <text:p text:style-name="P11"><text:span text:style-name="T3">display progress</text:span></text:p>
                  </text:list-item>
                </text:list>
              </text:list-item>
            </text:list>
          </draw:text-box>
        </draw:frame>
        <draw:connector draw:name="Connecteur en arc 70" draw:style-name="gr39" draw:text-style-name="P6" draw:layer="layout" draw:type="curve" svg:x1="14.919cm" svg:y1="11.89cm" svg:x2="19.064cm" svg:y2="15.548cm" draw:start-shape="id16" draw:start-glue-point="1" draw:end-shape="id14" draw:end-glue-point="3" svg:d="M14919 11890c3109 0 1037 3658 4145 3658" svg:viewBox="0 0 4146 3659">
          <text:p/>
        </draw:connector>
        <draw:frame draw:name="ZoneTexte 1" draw:style-name="gr40" draw:text-style-name="P17" draw:layer="layout" svg:width="8.875cm" svg:height="0.94cm" svg:x="8.614cm" svg:y="-0.051cm">
          <draw:text-box>
            <text:p text:style-name="P2"><text:span text:style-name="T13">Plane Design and Analysis</text:span></text:p>
          </draw:text-box>
        </draw:frame>
        <draw:frame draw:name="ZoneTexte 34" draw:style-name="gr6" draw:text-style-name="P3" draw:layer="layout" svg:width="3.011cm" svg:height="1.197cm" svg:x="14.928cm" svg:y="9.673cm">
          <draw:text-box>
            <text:p text:style-name="P2"><text:span text:style-name="T7">Feedback on progress</text:span></text:p>
          </draw:text-box>
        </draw:frame>
        <draw:connector draw:name="Connecteur en arc 38" draw:style-name="gr41" draw:text-style-name="P6" draw:layer="layout" draw:type="curve" svg:x1="19.818cm" svg:y1="9.624cm" svg:x2="14.919cm" svg:y2="11.89cm" draw:start-shape="id12" draw:start-glue-point="3" draw:end-shape="id16" draw:end-glue-point="1" svg:d="M19818 9624c-3673 0-1224 2266-4899 2266" svg:viewBox="0 0 4900 2267">
          <text:p/>
        </draw:connector>
        <draw:frame draw:name="ZoneTexte 35" draw:style-name="gr42" draw:text-style-name="P13" draw:layer="layout" svg:width="24.985cm" svg:height="1.795cm" svg:x="-0.085cm" svg:y="16.344cm">
          <draw:text-box>
            <text:p text:style-name="P2"><text:span text:style-name="T15">SCRIPTING IS UNDER DEVELOPMENT</text:span></text:p>
          </draw:text-box>
        </draw:frame>
        <presentation:notes draw:style-name="dp2">
          <draw:page-thumbnail draw:style-name="gr23" draw:layer="layout" svg:width="13.339cm" svg:height="10.006cm" svg:x="3.493cm" svg:y="1.998cm" draw:page-number="2" presentation:class="page"/>
          <draw:frame presentation:style-name="pr2" draw:text-style-name="P14" draw:layer="layout" svg:width="14.896cm" svg:height="11.999cm" svg:x="2.712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Consolas1" svg:font-family="Consolas" style:font-family-generic="modern" style:font-pitch="fixed"/>
    <style:font-face style:name="Comic Sans MS3" svg:font-family="'Comic Sans MS'" style:font-family-generic="script" style:font-pitch="fixed"/>
    <style:font-face style:name="Consolas2" svg:font-family="Consolas" style:font-family-generic="script" style:font-pitch="fixed"/>
    <style:font-face style:name="Comic Sans MS" svg:font-family="'Comic Sans MS'" style:font-pitch="variable"/>
    <style:font-face style:name="Liberation Sans1" svg:font-family="'Liberation Sans'" style:font-pitch="variable"/>
    <style:font-face style:name="Consolas" svg:font-family="Consolas" style:font-family-generic="modern" style:font-pitch="variable"/>
    <style:font-face style:name="FreeSans1" svg:font-family="FreeSans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2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0" draw:style="linear" draw:start-color="#ffffff" draw:end-color="#cccccc" draw:start-intensity="100%" draw:end-intensity="100%" draw:angle="0" draw:border="0%"/>
    <draw:gradient draw:name="a1152" draw:style="linear" draw:start-color="#45516d" draw:end-color="#002a5a" draw:start-intensity="100%" draw:end-intensity="100%" draw:angle="0" draw:border="0%"/>
    <draw:gradient draw:name="a141" draw:style="linear" draw:start-color="#ffffff" draw:end-color="#cccccc" draw:start-intensity="100%" draw:end-intensity="100%" draw:angle="0" draw:border="0%"/>
    <draw:gradient draw:name="a180" draw:style="linear" draw:start-color="#ffffff" draw:end-color="#cccccc" draw:start-intensity="100%" draw:end-intensity="100%" draw:angle="0" draw:border="0%"/>
    <draw:gradient draw:name="a249" draw:style="linear" draw:start-color="#ffffff" draw:end-color="#cccccc" draw:start-intensity="100%" draw:end-intensity="100%" draw:angle="0" draw:border="0%"/>
    <draw:gradient draw:name="a326" draw:style="linear" draw:start-color="#ffffff" draw:end-color="#cccccc" draw:start-intensity="100%" draw:end-intensity="100%" draw:angle="0" draw:border="0%"/>
    <draw:gradient draw:name="a361" draw:style="linear" draw:start-color="#ffffff" draw:end-color="#cccccc" draw:start-intensity="100%" draw:end-intensity="100%" draw:angle="0" draw:border="0%"/>
    <draw:gradient draw:name="a392" draw:style="linear" draw:start-color="#ffffff" draw:end-color="#cccccc" draw:start-intensity="100%" draw:end-intensity="100%" draw:angle="0" draw:border="0%"/>
    <draw:gradient draw:name="a448" draw:style="linear" draw:start-color="#ffffff" draw:end-color="#cccccc" draw:start-intensity="100%" draw:end-intensity="100%" draw:angle="0" draw:border="0%"/>
    <draw:gradient draw:name="a490" draw:style="linear" draw:start-color="#ffffff" draw:end-color="#cccccc" draw:start-intensity="100%" draw:end-intensity="100%" draw:angle="0" draw:border="0%"/>
    <draw:gradient draw:name="a50" draw:style="linear" draw:start-color="#ffffff" draw:end-color="#cccccc" draw:start-intensity="100%" draw:end-intensity="100%" draw:angle="0" draw:border="0%"/>
    <draw:gradient draw:name="a542" draw:style="linear" draw:start-color="#ffffff" draw:end-color="#cccccc" draw:start-intensity="100%" draw:end-intensity="100%" draw:angle="0" draw:border="0%"/>
    <draw:gradient draw:name="a607" draw:style="linear" draw:start-color="#ffffff" draw:end-color="#cccccc" draw:start-intensity="100%" draw:end-intensity="100%" draw:angle="0" draw:border="0%"/>
    <draw:gradient draw:name="a821" draw:style="linear" draw:start-color="#45516d" draw:end-color="#002a5a" draw:start-intensity="100%" draw:end-intensity="100%" draw:angle="0" draw:border="0%"/>
    <draw:gradient draw:name="a861" draw:style="linear" draw:start-color="#ffffff" draw:end-color="#cccccc" draw:start-intensity="100%" draw:end-intensity="100%" draw:angle="0" draw:border="0%"/>
    <draw:gradient draw:name="a89" draw:style="linear" draw:start-color="#ffffff" draw:end-color="#cccccc" draw:start-intensity="100%" draw:end-intensity="100%" draw:angle="0" draw:border="0%"/>
    <draw:marker draw:name="Arrow" svg:viewBox="0 0 20 30" svg:d="M10 0l-10 30h20z"/>
    <draw:marker draw:name="a1004" svg:viewBox="0 0 20 30" svg:d="M10 0l-10 30h20z"/>
    <draw:marker draw:name="a1005" svg:viewBox="0 0 20 30" svg:d="M10 0l-10 30h20z"/>
    <draw:marker draw:name="a1025" svg:viewBox="0 0 20 30" svg:d="M10 0l-10 30h20z"/>
    <draw:marker draw:name="a1038" svg:viewBox="0 0 20 30" svg:d="M10 0l-10 30h20z"/>
    <draw:marker draw:name="a1053" svg:viewBox="0 0 20 30" svg:d="M10 0l-10 30h20z"/>
    <draw:marker draw:name="a1059" svg:viewBox="0 0 20 30" svg:d="M10 0l-10 30h20z"/>
    <draw:marker draw:name="a1099" svg:viewBox="0 0 20 30" svg:d="M10 0l-10 30h20z"/>
    <draw:marker draw:name="a1122" svg:viewBox="0 0 20 30" svg:d="M10 0l-10 30h20z"/>
    <draw:marker draw:name="a1146" svg:viewBox="0 0 20 30" svg:d="M10 0l-10 30h20z"/>
    <draw:marker draw:name="a1158" svg:viewBox="0 0 20 30" svg:d="M10 0l-10 30h20z"/>
    <draw:marker draw:name="a680" svg:viewBox="0 0 20 30" svg:d="M10 0l-10 30h20z"/>
    <draw:marker draw:name="a687" svg:viewBox="0 0 20 30" svg:d="M10 0l-10 30h20z"/>
    <draw:marker draw:name="a689" svg:viewBox="0 0 20 30" svg:d="M10 0l-10 30h20z"/>
    <draw:marker draw:name="a717" svg:viewBox="0 0 20 30" svg:d="M10 0l-10 30h20z"/>
    <draw:marker draw:name="a726" svg:viewBox="0 0 20 30" svg:d="M10 0l-10 30h20z"/>
    <draw:marker draw:name="a741" svg:viewBox="0 0 20 30" svg:d="M10 0l-10 30h20z"/>
    <draw:marker draw:name="a747" svg:viewBox="0 0 20 30" svg:d="M10 0l-10 30h20z"/>
    <draw:marker draw:name="a773" svg:viewBox="0 0 20 30" svg:d="M10 0l-10 30h20z"/>
    <draw:marker draw:name="a787" svg:viewBox="0 0 20 30" svg:d="M10 0l-10 30h20z"/>
    <draw:marker draw:name="a815" svg:viewBox="0 0 20 30" svg:d="M10 0l-10 30h20z"/>
    <draw:marker draw:name="a848" svg:viewBox="0 0 20 30" svg:d="M10 0l-10 30h20z"/>
    <draw:marker draw:name="a854" svg:viewBox="0 0 20 30" svg:d="M10 0l-10 30h20z"/>
    <draw:marker draw:name="a974" svg:viewBox="0 0 20 30" svg:d="M10 0l-10 30h20z"/>
    <draw:marker draw:name="a981" svg:viewBox="0 0 20 30" svg:d="M10 0l-10 30h20z"/>
    <draw:marker draw:name="a983" svg:viewBox="0 0 20 30" svg:d="M10 0l-10 30h20z"/>
    <draw:stroke-dash draw:name="Dashed_20__28_var_29_" draw:display-name="Dashed (var)" draw:style="rect" draw:dots1="1" draw:dots1-length="0.106cm" draw:distance="0.106cm"/>
    <style:default-style style:family="graphic">
      <style:graphic-properties draw:stroke="solid" svg:stroke-width="0.026cm" svg:stroke-color="#003366" draw:stroke-linejoin="round" svg:stroke-linecap="butt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Nouvelle-Présentation-background" style:family="presentation">
      <style:graphic-properties draw:stroke="none" draw:fill="solid" draw:fill-color="#ffffff" draw:fill-gradient-name="a0"/>
      <style:text-properties style:letter-kerning="true"/>
    </style:style>
    <style:style style:name="Master1-Nouvelle-Pré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uvelle-Pré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Nouvelle-Présentation-outline1" style:family="presentation">
      <style:graphic-properties draw:stroke="none" draw:fill="none" draw:auto-grow-height="false" draw:fit-to-size="shrink-to-fit">
        <text:list-style style:name="Master1-Nouvelle-Pré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Nouvelle-Présentation-outline2" style:family="presentation" style:parent-style-name="Master1-Nouvelle-Présentation-outline1">
      <style:paragraph-properties fo:margin-top="0.4cm" fo:margin-bottom="0cm"/>
      <style:text-properties fo:font-size="28pt" style:font-size-asian="28pt" style:font-size-complex="28pt"/>
    </style:style>
    <style:style style:name="Master1-Nouvelle-Présentation-outline3" style:family="presentation" style:parent-style-name="Master1-Nouvelle-Présentation-outline2">
      <style:paragraph-properties fo:margin-top="0.3cm" fo:margin-bottom="0cm"/>
      <style:text-properties fo:font-size="24pt" style:font-size-asian="24pt" style:font-size-complex="24pt"/>
    </style:style>
    <style:style style:name="Master1-Nouvelle-Présentation-outline4" style:family="presentation" style:parent-style-name="Master1-Nouvelle-Présentation-outline3">
      <style:paragraph-properties fo:margin-top="0.2cm" fo:margin-bottom="0cm"/>
      <style:text-properties fo:font-size="20pt" style:font-size-asian="20pt" style:font-size-complex="20pt"/>
    </style:style>
    <style:style style:name="Master1-Nouvelle-Présentation-outline5" style:family="presentation" style:parent-style-name="Master1-Nouvelle-Présentation-outline4">
      <style:paragraph-properties fo:margin-top="0.1cm" fo:margin-bottom="0cm"/>
      <style:text-properties fo:font-size="20pt" style:font-size-asian="20pt" style:font-size-complex="20pt"/>
    </style:style>
    <style:style style:name="Master1-Nouvelle-Présentation-outline6" style:family="presentation" style:parent-style-name="Master1-Nouvelle-Présentation-outline5">
      <style:paragraph-properties fo:margin-top="0.1cm" fo:margin-bottom="0cm"/>
      <style:text-properties fo:font-size="20pt" style:font-size-asian="20pt" style:font-size-complex="20pt"/>
    </style:style>
    <style:style style:name="Master1-Nouvelle-Présentation-outline7" style:family="presentation" style:parent-style-name="Master1-Nouvelle-Présentation-outline6">
      <style:paragraph-properties fo:margin-top="0.1cm" fo:margin-bottom="0cm"/>
      <style:text-properties fo:font-size="20pt" style:font-size-asian="20pt" style:font-size-complex="20pt"/>
    </style:style>
    <style:style style:name="Master1-Nouvelle-Présentation-outline8" style:family="presentation" style:parent-style-name="Master1-Nouvelle-Présentation-outline7">
      <style:paragraph-properties fo:margin-top="0.1cm" fo:margin-bottom="0cm"/>
      <style:text-properties fo:font-size="20pt" style:font-size-asian="20pt" style:font-size-complex="20pt"/>
    </style:style>
    <style:style style:name="Master1-Nouvelle-Présentation-outline9" style:family="presentation" style:parent-style-name="Master1-Nouvelle-Présentation-outline8">
      <style:paragraph-properties fo:margin-top="0.1cm" fo:margin-bottom="0cm"/>
      <style:text-properties fo:font-size="20pt" style:font-size-asian="20pt" style:font-size-complex="20pt"/>
    </style:style>
    <style:style style:name="Master1-Nouvelle-Présentation-subtitle" style:family="presentation">
      <style:graphic-properties draw:stroke="none" draw:fill="none" draw:textarea-vertical-align="middle">
        <text:list-style style:name="Master1-Nouvelle-Pré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Nouvelle-Présentation-title" style:family="presentation">
      <style:graphic-properties draw:stroke="none" draw:fill="none" draw:textarea-vertical-align="middle">
        <text:list-style style:name="Master1-Nouvelle-Pré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gradient-name="a50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gradient-name="a89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gradient-name="a141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gradient-name="a180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gradient-name="a249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gradient-name="a326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gradient-name="a361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gradient-name="a392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gradient-name="a448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gradient-name="a490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gradient-name="a542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gradient-name="a0"/>
    </style:style>
    <style:style style:name="Mdp2" style:family="drawing-page">
      <style:drawing-page-properties draw:background-size="border" draw:fill="solid" draw:fill-color="#ffffff" draw:fill-gradient-name="a50"/>
    </style:style>
    <style:style style:name="Mdp3" style:family="drawing-page">
      <style:drawing-page-properties draw:background-size="border" draw:fill="solid" draw:fill-color="#ffffff" draw:fill-gradient-name="a89"/>
    </style:style>
    <style:style style:name="Mdp4" style:family="drawing-page">
      <style:drawing-page-properties draw:background-size="border" draw:fill="solid" draw:fill-color="#ffffff" draw:fill-gradient-name="a141"/>
    </style:style>
    <style:style style:name="Mdp5" style:family="drawing-page">
      <style:drawing-page-properties draw:background-size="border" draw:fill="solid" draw:fill-color="#ffffff" draw:fill-gradient-name="a180"/>
    </style:style>
    <style:style style:name="Mdp6" style:family="drawing-page">
      <style:drawing-page-properties draw:background-size="border" draw:fill="solid" draw:fill-color="#ffffff" draw:fill-gradient-name="a249"/>
    </style:style>
    <style:style style:name="Mdp7" style:family="drawing-page">
      <style:drawing-page-properties draw:background-size="border" draw:fill="solid" draw:fill-color="#ffffff" draw:fill-gradient-name="a326"/>
    </style:style>
    <style:style style:name="Mdp8" style:family="drawing-page">
      <style:drawing-page-properties draw:background-size="border" draw:fill="solid" draw:fill-color="#ffffff" draw:fill-gradient-name="a361"/>
    </style:style>
    <style:style style:name="Mdp9" style:family="drawing-page">
      <style:drawing-page-properties draw:background-size="border" draw:fill="solid" draw:fill-color="#ffffff" draw:fill-gradient-name="a392"/>
    </style:style>
    <style:style style:name="Mdp10" style:family="drawing-page">
      <style:drawing-page-properties draw:background-size="border" draw:fill="solid" draw:fill-color="#ffffff" draw:fill-gradient-name="a448"/>
    </style:style>
    <style:style style:name="Mdp11" style:family="drawing-page">
      <style:drawing-page-properties draw:background-size="border" draw:fill="solid" draw:fill-color="#ffffff" draw:fill-gradient-name="a490"/>
    </style:style>
    <style:style style:name="Mdp12" style:family="drawing-page">
      <style:drawing-page-properties draw:background-size="border" draw:fill="solid" draw:fill-color="#ffffff" draw:fill-gradient-name="a542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Nouvelle-Présenta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Nouvelle-Pré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Nouvelle-Présenta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4" style:family="presentation" style:parent-style-name="Master1-Nouvelle-Présentation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5" style:family="presentation" style:parent-style-name="Master1-Nouvelle-Présenta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3cm" fo:padding-bottom="0.13cm" fo:padding-left="0.26cm" fo:padding-right="0.26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6cm" fo:padding-right="0.26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fo:margin-left="0.904cm" fo:margin-right="0cm" fo:margin-top="0.176cm" fo:margin-bottom="0cm" fo:line-height="100%" fo:text-align="start" fo:text-indent="-0.904cm" style:punctuation-wrap="simple" style:writing-mode="lr-tb">
        <style:tab-stops/>
      </style:paragraph-properties>
    </style:style>
    <style:style style:name="MP5" style:family="paragraph">
      <style:paragraph-properties fo:margin-left="2.02cm" fo:margin-right="0cm" fo:margin-top="0cm" fo:margin-bottom="0cm" fo:line-height="100%" fo:text-align="start" fo:text-indent="-0.679cm" style:punctuation-wrap="simple" style:writing-mode="lr-tb">
        <style:tab-stops/>
      </style:paragraph-properties>
    </style:style>
    <style:style style:name="MP6" style:family="paragraph">
      <style:paragraph-properties fo:margin-left="2.91cm" fo:margin-right="0cm" fo:margin-top="0.141cm" fo:margin-bottom="0cm" fo:line-height="100%" fo:text-align="start" fo:text-indent="-0.45cm" style:punctuation-wrap="simple" style:writing-mode="lr-tb">
        <style:tab-stops/>
      </style:paragraph-properties>
    </style:style>
    <style:style style:name="MP7" style:family="paragraph">
      <style:paragraph-properties fo:margin-left="3.96cm" fo:margin-right="0cm" fo:margin-top="0.106cm" fo:margin-bottom="0cm" fo:line-height="100%" fo:text-align="start" fo:text-indent="-0.609cm" style:punctuation-wrap="simple" style:writing-mode="lr-tb">
        <style:tab-stops/>
      </style:paragraph-properties>
    </style:style>
    <style:style style:name="MP8" style:family="paragraph">
      <style:paragraph-properties fo:margin-left="4.868cm" fo:margin-right="0cm" fo:margin-top="0.106cm" fo:margin-bottom="0cm" fo:line-height="100%" fo:text-align="start" fo:text-indent="-0.472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center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0.904cm" fo:margin-right="0cm" fo:margin-top="0.282cm" fo:margin-bottom="0cm" fo:line-height="100%" fo:text-align="start" fo:text-indent="-0.904cm" style:punctuation-wrap="simple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84887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MT2" style:family="text">
      <style:text-properties fo:font-variant="normal" fo:text-transform="none" fo:color="#0d0909" style:text-line-through-style="none" style:text-line-through-type="none" style:text-position="0% 100%" style:font-name="Comic Sans MS1" fo:font-size="2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5pt" style:font-style-asian="normal" style:font-weight-asian="bold" style:font-size-complex="25pt" style:font-style-complex="normal" style:font-weight-complex="bold"/>
    </style:style>
    <style:style style:name="MT3" style:family="text">
      <style:text-properties fo:font-variant="normal" fo:text-transform="none" fo:color="#0d0909" style:text-line-through-style="none" style:text-line-through-type="none" style:text-position="0% 100%" style:font-name="Comic Sans MS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d0909" style:text-line-through-style="none" style:text-line-through-type="none" style:text-position="0% 100%" style:font-name="Comic Sans MS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0d0909" style:text-line-through-style="none" style:text-line-through-type="none" style:text-position="0% 100%" style:font-name="Comic Sans M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d0909" style:text-line-through-style="none" style:text-line-through-type="none" style:text-position="0% 100%" style:font-name="Comic Sans MS1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7" style:family="text">
      <style:text-properties fo:font-variant="normal" fo:text-transform="none" fo:color="#0d0909" style:text-line-through-style="none" style:text-line-through-type="none" style:text-position="0% 100%" style:font-name="Comic Sans M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font-variant="normal" fo:text-transform="none" fo:color="#0d0909" style:text-line-through-style="none" style:text-line-through-type="none" style:text-position="0% 100%" style:font-name="Comic Sans MS1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1" style:family="text">
      <style:text-properties fo:font-variant="normal" fo:text-transform="none" fo:color="#0d0909" style:text-line-through-style="none" style:text-line-through-type="none" style:text-position="0% 100%" style:font-name="Comic Sans MS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d0909" style:text-line-through-style="none" style:text-line-through-type="none" style:text-position="0% 100%" style:font-name="Comic Sans MS1" fo:font-size="2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5pt" style:font-style-asian="normal" style:font-weight-asian="bold" style:font-size-complex="25pt" style:font-style-complex="normal" style:font-weight-complex="bold"/>
    </style:style>
    <style:style style:name="MT13" style:family="text">
      <style:text-properties fo:font-variant="normal" fo:text-transform="none" fo:color="#0d0909" style:text-line-through-style="none" style:text-line-through-type="none" style:text-position="0% 100%" style:font-name="Comic Sans MS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d0909" style:text-line-through-style="none" style:text-line-through-type="none" style:text-position="0% 100%" style:font-name="Comic Sans MS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5" style:family="text">
      <style:text-properties fo:font-variant="normal" fo:text-transform="none" fo:color="#0d0909" style:text-line-through-style="none" style:text-line-through-type="none" style:text-position="0% 100%" style:font-name="Comic Sans MS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16" style:family="text">
      <style:text-properties fo:font-variant="normal" fo:text-transform="none" fo:color="#0d0909" style:text-line-through-style="none" style:text-line-through-type="none" style:text-position="0% 100%" style:font-name="Comic Sans MS1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7" style:family="text">
      <style:text-properties fo:font-variant="normal" fo:text-transform="none" fo:color="#0d0909" style:text-line-through-style="none" style:text-line-through-type="none" style:text-position="0% 100%" style:font-name="Comic Sans MS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8" style:family="text">
      <style:text-properties fo:font-variant="normal" fo:text-transform="none" fo:color="#0d0909" style:text-line-through-style="none" style:text-line-through-type="none" style:text-position="0% 100%" style:font-name="Comic Sans MS1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9" style:family="text">
      <style:text-properties fo:font-variant="normal" fo:text-transform="none" fo:color="#0d0909" style:text-line-through-style="none" style:text-line-through-type="none" style:text-position="0% 100%" style:font-name="Comic Sans MS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MT20" style:family="text">
      <style:text-properties fo:font-variant="normal" fo:text-transform="none" fo:color="#0d0909" style:text-line-through-style="none" style:text-line-through-type="none" style:text-position="0% 100%" style:font-name="Comic Sans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d0909" style:text-line-through-style="none" style:text-line-through-type="none" style:text-position="0% 100%" style:font-name="Comic Sans MS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2" style:family="text">
      <style:text-properties fo:font-variant="normal" fo:text-transform="none" fo:color="#0d0909" style:text-line-through-style="none" style:text-line-through-type="none" style:text-position="0% 100%" style:font-name="Comic Sans MS1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Ø">
        <style:list-level-properties text:min-label-width="0.904cm"/>
        <style:text-properties fo:font-family="Wingdings" style:font-pitch="variable" fo:color="#6f8842" fo:font-size="100%"/>
      </text:list-level-style-bullet>
      <text:list-level-style-bullet text:level="2" text:bullet-char="Ø">
        <style:list-level-properties text:space-before="1.116cm" text:min-label-width="0.904cm"/>
        <style:text-properties fo:font-family="Wingdings" style:font-pitch="variable" fo:color="#6f8842" fo:font-size="100%"/>
      </text:list-level-style-bullet>
      <text:list-level-style-bullet text:level="3" text:bullet-char="Ø">
        <style:list-level-properties text:space-before="2.006cm" text:min-label-width="0.904cm"/>
        <style:text-properties fo:font-family="Wingdings" style:font-pitch="variable" fo:color="#6f8842" fo:font-size="100%"/>
      </text:list-level-style-bullet>
      <text:list-level-style-bullet text:level="4" text:bullet-char="Ø">
        <style:list-level-properties text:space-before="3.056cm" text:min-label-width="0.904cm"/>
        <style:text-properties fo:font-family="Wingdings" style:font-pitch="variable" fo:color="#6f8842" fo:font-size="100%"/>
      </text:list-level-style-bullet>
      <text:list-level-style-bullet text:level="5" text:bullet-char="Ø">
        <style:list-level-properties text:space-before="3.964cm" text:min-label-width="0.904cm"/>
        <style:text-properties fo:font-family="Wingdings" style:font-pitch="variable" fo:color="#6f8842" fo:font-size="100%"/>
      </text:list-level-style-bullet>
      <text:list-level-style-bullet text:level="6" text:bullet-char="Ø">
        <style:list-level-properties text:space-before="6.081cm" text:min-label-width="0.904cm"/>
        <style:text-properties fo:font-family="Wingdings" style:font-pitch="variable" fo:color="#6f8842" fo:font-size="100%"/>
      </text:list-level-style-bullet>
      <text:list-level-style-bullet text:level="7" text:bullet-char="Ø">
        <style:list-level-properties text:space-before="7.351cm" text:min-label-width="0.904cm"/>
        <style:text-properties fo:font-family="Wingdings" style:font-pitch="variable" fo:color="#6f8842" fo:font-size="100%"/>
      </text:list-level-style-bullet>
      <text:list-level-style-bullet text:level="8" text:bullet-char="Ø">
        <style:list-level-properties text:space-before="8.621cm" text:min-label-width="0.904cm"/>
        <style:text-properties fo:font-family="Wingdings" style:font-pitch="variable" fo:color="#6f8842" fo:font-size="100%"/>
      </text:list-level-style-bullet>
      <text:list-level-style-bullet text:level="9" text:bullet-char="Ø">
        <style:list-level-properties text:space-before="9.891cm" text:min-label-width="0.904cm"/>
        <style:text-properties fo:font-family="Wingdings" style:font-pitch="variable" fo:color="#6f8842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Rectangle 2" draw:style-name="Mgr1" draw:text-style-name="MP1" draw:layer="backgroundobjects" svg:width="8.771cm" svg:height="1.42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771cm" svg:height="1.42cm" svg:x="11.474cm" svg:y="0cm" presentation:class="date-time">
        <draw:text-box>
          <text:p/>
        </draw:text-box>
      </draw:frame>
      <draw:frame draw:name="Rectangle 4" draw:style-name="Mgr2" draw:text-style-name="MP1" draw:layer="backgroundobjects" svg:width="8.771cm" svg:height="1.217cm" svg:x="0cm" svg:y="25.351cm" presentation:class="footer">
        <draw:text-box>
          <text:p/>
        </draw:text-box>
      </draw:frame>
      <draw:frame draw:name="Rectangle 5" draw:style-name="Mgr2" draw:text-style-name="MP1" draw:layer="backgroundobjects" svg:width="8.771cm" svg:height="1.217cm" svg:x="11.474cm" svg:y="25.3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8cm" svg:height="5.865cm" svg:x="1.68cm" svg:y="2.668cm" draw:page-number="1"/>
      <draw:page-thumbnail draw:layer="backgroundobjects" svg:width="7.818cm" svg:height="5.865cm" svg:x="10.821cm" svg:y="2.668cm"/>
      <draw:page-thumbnail draw:layer="backgroundobjects" svg:width="7.818cm" svg:height="5.865cm" svg:x="1.68cm" svg:y="10.398cm"/>
      <draw:page-thumbnail draw:layer="backgroundobjects" svg:width="7.818cm" svg:height="5.865cm" svg:x="10.821cm" svg:y="10.398cm"/>
      <draw:page-thumbnail draw:layer="backgroundobjects" svg:width="7.818cm" svg:height="5.865cm" svg:x="1.68cm" svg:y="18.128cm"/>
      <draw:page-thumbnail draw:layer="backgroundobjects" svg:width="7.818cm" svg:height="5.865cm" svg:x="10.821cm" svg:y="18.128cm"/>
    </style:handout-master>
    <style:master-page style:name="Master1-Nouvelle-Présentation" style:page-layout-name="PM1" draw:style-name="Mdp1">
      <draw:frame draw:name="Rectangle 2" presentation:style-name="Mpr1" draw:text-style-name="MP1" draw:layer="backgroundobjects" svg:width="23.614cm" svg:height="2.174cm" svg:x="0.9cm" svg:y="0.322cm" presentation:class="title">
        <draw:text-box>
          <text:p text:style-name="MP3"><text:span text:style-name="MT2">CLIQUEZ POUR LE STYLE DU TITRE DU MASQUE</text:span></text:p>
        </draw:text-box>
      </draw:frame>
      <draw:frame draw:name="Rectangle 3" presentation:style-name="Mpr2" draw:text-style-name="MP1" draw:layer="backgroundobjects" svg:width="22.961cm" svg:height="14.742cm" svg:x="0.9cm" svg:y="3.038cm" presentation:class="outline">
        <draw:text-box>
          <text:list text:style-name="ML3">
            <text:list-item>
              <text:p text:style-name="MP4"><text:span text:style-name="MT3">Cliquez pour modifier les styles du texte du masque</text:span></text:p>
              <text:list>
                <text:list-item>
                  <text:p text:style-name="MP5"><text:span text:style-name="MT4">Deuxième niveau</text:span></text:p>
                  <text:list>
                    <text:list-item>
                      <text:p text:style-name="MP6"><text:span text:style-name="MT5">Troisième niveau</text:span></text:p>
                      <text:list>
                        <text:list-item>
                          <text:p text:style-name="MP7"><text:span text:style-name="MT6">Quatrième niveau</text:span></text:p>
                          <text:list>
                            <text:list-item>
                              <text:p text:style-name="MP8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Rectangle 2" presentation:style-name="Mpr3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Nouvelle-Présentation-title" draw:layer="backgroundobjects" svg:width="13.339cm" svg:height="10.006cm" svg:x="3.493cm" svg:y="1.998cm" presentation:class="page"/>
        <draw:frame draw:name="Rectangle 5" presentation:style-name="Mpr4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5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6" draw:text-style-name="MP1" draw:layer="backgroundobjects" svg:width="19.05cm" svg:height="6.632cm" svg:x="3.175cm" svg:y="3.118cm" presentation:class="title">
        <draw:text-box>
          <text:p text:style-name="MP14"><text:span text:style-name="MT10">Modifiez le style du titre</text:span></text:p>
        </draw:text-box>
      </draw:frame>
      <draw:frame draw:name="Sous-titre 2" presentation:style-name="Mpr7" draw:text-style-name="MP1" draw:layer="backgroundobjects" svg:width="19.05cm" svg:height="4.599cm" svg:x="3.175cm" svg:y="10.006cm" presentation:class="subtitle">
        <draw:text-box>
          <text:p text:style-name="MP15"><text:span text:style-name="MT11">Modifiez le style des sous-titres du masque</text:span></text:p>
        </draw:text-box>
      </draw:frame>
      <presentation:notes style:page-layout-name="PM0">
        <draw:frame draw:name="Rectangle 2" presentation:style-name="Mpr8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8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Layout1-title-Diapositive-de-titre-title" draw:layer="backgroundobjects" svg:width="13.339cm" svg:height="10.006cm" svg:x="3.493cm" svg:y="1.998cm" presentation:class="page"/>
        <draw:frame draw:name="Rectangle 5" presentation:style-name="Mpr9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10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1" draw:text-style-name="MP1" draw:layer="backgroundobjects" svg:width="23.614cm" svg:height="2.174cm" svg:x="0.9cm" svg:y="0.322cm" presentation:class="title">
        <draw:text-box>
          <text:p text:style-name="MP3"><text:span text:style-name="MT12">Modifiez le style du titre</text:span></text:p>
        </draw:text-box>
      </draw:frame>
      <draw:frame draw:name="Espace réservé du contenu 2" presentation:style-name="Mpr12" draw:text-style-name="MP1" draw:layer="backgroundobjects" svg:width="22.961cm" svg:height="14.742cm" svg:x="0.9cm" svg:y="3.038cm" presentation:class="title">
        <draw:text-box>
          <text:list text:style-name="ML7">
            <text:list-item>
              <text:p text:style-name="MP4"><text:span text:style-name="MT13">Modifiez les styles du texte du masque</text:span><text:span text:style-name="MT13"><text:line-break/></text:span><text:span text:style-name="MT14">Deuxième niveau</text:span><text:span text:style-name="MT14"><text:line-break/></text:span><text:span text:style-name="MT15">Troisième niveau</text:span><text:span text:style-name="MT15"><text:line-break/></text:span><text:span text:style-name="MT16">Quatrième niveau</text:span><text:span text:style-name="MT16"><text:line-break/></text:span><text:span text:style-name="MT17">Cinquième niveau</text:span></text:p>
            </text:list-item>
          </text:list>
        </draw:text-box>
      </draw:frame>
      <presentation:notes style:page-layout-name="PM0">
        <draw:frame draw:name="Rectangle 2" presentation:style-name="Mpr13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13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Layout2-obj-Titre-et-contenu-title" draw:layer="backgroundobjects" svg:width="13.339cm" svg:height="10.006cm" svg:x="3.493cm" svg:y="1.998cm" presentation:class="page"/>
        <draw:frame draw:name="Rectangle 5" presentation:style-name="Mpr14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15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6" draw:text-style-name="MP1" draw:layer="backgroundobjects" svg:width="21.908cm" svg:height="7.924cm" svg:x="1.733cm" svg:y="4.749cm" presentation:class="title">
        <draw:text-box>
          <text:p text:style-name="MP3"><text:span text:style-name="MT10">Modifiez le style du titre</text:span></text:p>
        </draw:text-box>
      </draw:frame>
      <draw:frame draw:name="Espace réservé du texte 2" presentation:style-name="Mpr17" draw:text-style-name="MP1" draw:layer="backgroundobjects" svg:width="21.908cm" svg:height="4.167cm" svg:x="1.733cm" svg:y="12.749cm" presentation:class="outline">
        <draw:text-box>
          <text:list text:style-name="ML3">
            <text:list-item>
              <text:p text:style-name="MP16"><text:span text:style-name="MT11">Modifiez les styles du texte du masque</text:span></text:p>
            </text:list-item>
          </text:list>
        </draw:text-box>
      </draw:frame>
      <presentation:notes style:page-layout-name="PM0">
        <draw:frame draw:name="Rectangle 2" presentation:style-name="Mpr18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18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Layout3-secHead-Titre-de-section-title" draw:layer="backgroundobjects" svg:width="13.339cm" svg:height="10.006cm" svg:x="3.493cm" svg:y="1.998cm" presentation:class="page"/>
        <draw:frame draw:name="Rectangle 5" presentation:style-name="Mpr19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20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1" draw:text-style-name="MP1" draw:layer="backgroundobjects" svg:width="23.614cm" svg:height="2.174cm" svg:x="0.9cm" svg:y="0.322cm" presentation:class="title">
        <draw:text-box>
          <text:p text:style-name="MP3"><text:span text:style-name="MT12">Modifiez le style du titre</text:span></text:p>
        </draw:text-box>
      </draw:frame>
      <draw:frame draw:name="Espace réservé du contenu 2" presentation:style-name="Mpr22" draw:text-style-name="MP1" draw:layer="backgroundobjects" svg:width="11.267cm" svg:height="14.742cm" svg:x="0.9cm" svg:y="3.038cm" presentation:class="title">
        <draw:text-box>
          <text:list text:style-name="ML7">
            <text:list-item>
              <text:p text:style-name="MP4"><text:span text:style-name="MT13">Modifiez les styles du texte du masque</text:span><text:span text:style-name="MT13"><text:line-break/></text:span><text:span text:style-name="MT14">Deuxième niveau</text:span><text:span text:style-name="MT14"><text:line-break/></text:span><text:span text:style-name="MT15">Troisième niveau</text:span><text:span text:style-name="MT15"><text:line-break/></text:span><text:span text:style-name="MT16">Quatrième niveau</text:span><text:span text:style-name="MT16"><text:line-break/></text:span><text:span text:style-name="MT17">Cinquième niveau</text:span></text:p>
            </text:list-item>
          </text:list>
        </draw:text-box>
      </draw:frame>
      <draw:frame draw:name="Espace réservé du contenu 3" presentation:style-name="Mpr22" draw:text-style-name="MP1" draw:layer="backgroundobjects" svg:width="11.271cm" svg:height="14.742cm" svg:x="12.59cm" svg:y="3.038cm" presentation:class="title">
        <draw:text-box>
          <text:list text:style-name="ML7">
            <text:list-item>
              <text:p text:style-name="MP4"><text:span text:style-name="MT13">Modifiez les styles du texte du masque</text:span><text:span text:style-name="MT13"><text:line-break/></text:span><text:span text:style-name="MT14">Deuxième niveau</text:span><text:span text:style-name="MT14"><text:line-break/></text:span><text:span text:style-name="MT15">Troisième niveau</text:span><text:span text:style-name="MT15"><text:line-break/></text:span><text:span text:style-name="MT16">Quatrième niveau</text:span><text:span text:style-name="MT16"><text:line-break/></text:span><text:span text:style-name="MT17">Cinquième niveau</text:span></text:p>
            </text:list-item>
          </text:list>
        </draw:text-box>
      </draw:frame>
      <presentation:notes style:page-layout-name="PM0">
        <draw:frame draw:name="Rectangle 2" presentation:style-name="Mpr23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23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Layout4-twoObj-Deux-contenus-title" draw:layer="backgroundobjects" svg:width="13.339cm" svg:height="10.006cm" svg:x="3.493cm" svg:y="1.998cm" presentation:class="page"/>
        <draw:frame draw:name="Rectangle 5" presentation:style-name="Mpr24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5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25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26" draw:text-style-name="MP1" draw:layer="backgroundobjects" svg:width="21.908cm" svg:height="3.682cm" svg:x="1.751cm" svg:y="1.014cm" presentation:class="title">
        <draw:text-box>
          <text:p text:style-name="MP3"><text:span text:style-name="MT12">Modifiez le style du titre</text:span></text:p>
        </draw:text-box>
      </draw:frame>
      <draw:frame draw:name="Espace réservé du texte 2" presentation:style-name="Mpr27" draw:text-style-name="MP1" draw:layer="backgroundobjects" svg:width="10.746cm" svg:height="2.289cm" svg:x="1.751cm" svg:y="4.67cm" presentation:class="outline">
        <draw:text-box>
          <text:list text:style-name="ML3">
            <text:list-item>
              <text:p text:style-name="MP16"><text:span text:style-name="MT11">Modifiez les styles du texte du masque</text:span></text:p>
            </text:list-item>
          </text:list>
        </draw:text-box>
      </draw:frame>
      <draw:frame draw:name="Espace réservé du contenu 3" presentation:style-name="Mpr28" draw:text-style-name="MP1" draw:layer="backgroundobjects" svg:width="10.746cm" svg:height="10.235cm" svg:x="1.751cm" svg:y="6.959cm" presentation:class="title">
        <draw:text-box>
          <text:list text:style-name="ML7">
            <text:list-item>
              <text:p text:style-name="MP4"><text:span text:style-name="MT13">Modifiez les styles du texte du masque</text:span><text:span text:style-name="MT13"><text:line-break/></text:span><text:span text:style-name="MT14">Deuxième niveau</text:span><text:span text:style-name="MT14"><text:line-break/></text:span><text:span text:style-name="MT15">Troisième niveau</text:span><text:span text:style-name="MT15"><text:line-break/></text:span><text:span text:style-name="MT16">Quatrième niveau</text:span><text:span text:style-name="MT16"><text:line-break/></text:span><text:span text:style-name="MT17">Cinquième niveau</text:span></text:p>
            </text:list-item>
          </text:list>
        </draw:text-box>
      </draw:frame>
      <draw:frame draw:name="Espace réservé du texte 4" presentation:style-name="Mpr27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16"><text:span text:style-name="MT11">Modifiez les styles du texte du masque</text:span></text:p>
            </text:list-item>
          </text:list>
        </draw:text-box>
      </draw:frame>
      <draw:frame draw:name="Espace réservé du contenu 5" presentation:style-name="Mpr28" draw:text-style-name="MP1" draw:layer="backgroundobjects" svg:width="10.799cm" svg:height="10.235cm" svg:x="12.859cm" svg:y="6.959cm" presentation:class="title">
        <draw:text-box>
          <text:list text:style-name="ML7">
            <text:list-item>
              <text:p text:style-name="MP4"><text:span text:style-name="MT13">Modifiez les styles du texte du masque</text:span><text:span text:style-name="MT13"><text:line-break/></text:span><text:span text:style-name="MT14">Deuxième niveau</text:span><text:span text:style-name="MT14"><text:line-break/></text:span><text:span text:style-name="MT15">Troisième niveau</text:span><text:span text:style-name="MT15"><text:line-break/></text:span><text:span text:style-name="MT16">Quatrième niveau</text:span><text:span text:style-name="MT16"><text:line-break/></text:span><text:span text:style-name="MT17">Cinquième niveau</text:span></text:p>
            </text:list-item>
          </text:list>
        </draw:text-box>
      </draw:frame>
      <presentation:notes style:page-layout-name="PM0">
        <draw:frame draw:name="Rectangle 2" presentation:style-name="Mpr29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29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Layout5-twoTxTwoObj-Comparaison-title" draw:layer="backgroundobjects" svg:width="13.339cm" svg:height="10.006cm" svg:x="3.493cm" svg:y="1.998cm" presentation:class="page"/>
        <draw:frame draw:name="Rectangle 5" presentation:style-name="Mpr30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1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31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2" draw:text-style-name="MP1" draw:layer="backgroundobjects" svg:width="23.614cm" svg:height="2.174cm" svg:x="0.9cm" svg:y="0.322cm" presentation:class="title">
        <draw:text-box>
          <text:p text:style-name="MP3"><text:span text:style-name="MT12">Modifiez le style du titre</text:span></text:p>
        </draw:text-box>
      </draw:frame>
      <presentation:notes style:page-layout-name="PM0">
        <draw:frame draw:name="Rectangle 2" presentation:style-name="Mpr33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33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Layout6-titleOnly-Titre-seul-title" draw:layer="backgroundobjects" svg:width="13.339cm" svg:height="10.006cm" svg:x="3.493cm" svg:y="1.998cm" presentation:class="page"/>
        <draw:frame draw:name="Rectangle 5" presentation:style-name="Mpr34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5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35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presentation:style-name="Master1-Layout7-blank-Vide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V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Rectangle 2" presentation:style-name="Mpr36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36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Layout7-blank-Vide-title" draw:layer="backgroundobjects" svg:width="13.339cm" svg:height="10.006cm" svg:x="3.493cm" svg:y="1.998cm" presentation:class="page"/>
        <draw:frame draw:name="Rectangle 5" presentation:style-name="Mpr37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8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38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39" draw:text-style-name="MP1" draw:layer="backgroundobjects" svg:width="8.193cm" svg:height="4.445cm" svg:x="1.751cm" svg:y="1.27cm" presentation:class="title">
        <draw:text-box>
          <text:p text:style-name="MP3"><text:span text:style-name="MT18">Modifiez le style du titre</text:span></text:p>
        </draw:text-box>
      </draw:frame>
      <draw:frame draw:name="Espace réservé du contenu 2" presentation:style-name="Mpr40" draw:text-style-name="MP1" draw:layer="backgroundobjects" svg:width="12.859cm" svg:height="13.538cm" svg:x="10.799cm" svg:y="2.743cm" presentation:class="title">
        <draw:text-box>
          <text:list text:style-name="ML7">
            <text:list-item>
              <text:p text:style-name="MP17"><text:span text:style-name="MT18">Modifiez les styles du texte du masque</text:span><text:span text:style-name="MT18"><text:line-break/></text:span><text:span text:style-name="MT19">Deuxième niveau</text:span><text:span text:style-name="MT19"><text:line-break/></text:span><text:span text:style-name="MT20">Troisième niveau</text:span><text:span text:style-name="MT20"><text:line-break/></text:span><text:span text:style-name="MT21">Quatrième niveau</text:span><text:span text:style-name="MT21"><text:line-break/></text:span><text:span text:style-name="MT21">Cinquième niveau</text:span></text:p>
            </text:list-item>
          </text:list>
        </draw:text-box>
      </draw:frame>
      <draw:frame draw:name="Espace réservé du texte 3" presentation:style-name="Mpr41" draw:text-style-name="MP1" draw:layer="backgroundobjects" svg:width="8.193cm" svg:height="10.588cm" svg:x="1.751cm" svg:y="5.715cm" presentation:class="outline">
        <draw:text-box>
          <text:list text:style-name="ML3">
            <text:list-item>
              <text:p text:style-name="MP9"><text:span text:style-name="MT22">Modifiez les styles du texte du masque</text:span></text:p>
            </text:list-item>
          </text:list>
        </draw:text-box>
      </draw:frame>
      <presentation:notes style:page-layout-name="PM0">
        <draw:frame draw:name="Rectangle 2" presentation:style-name="Mpr42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42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Layout8-objTx-Contenu-avec-légende-title" draw:layer="backgroundobjects" svg:width="13.339cm" svg:height="10.006cm" svg:x="3.493cm" svg:y="1.998cm" presentation:class="page"/>
        <draw:frame draw:name="Rectangle 5" presentation:style-name="Mpr43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4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44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45" draw:text-style-name="MP1" draw:layer="backgroundobjects" svg:width="8.193cm" svg:height="4.445cm" svg:x="1.751cm" svg:y="1.27cm" presentation:class="title">
        <draw:text-box>
          <text:p text:style-name="MP3"><text:span text:style-name="MT18">Modifiez le style du titre</text:span></text:p>
        </draw:text-box>
      </draw:frame>
      <draw:frame draw:name="Espace réservé pour une image  2" presentation:style-name="Mpr46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Espace réservé du texte 3" presentation:style-name="Mpr47" draw:text-style-name="MP1" draw:layer="backgroundobjects" svg:width="8.193cm" svg:height="10.588cm" svg:x="1.751cm" svg:y="5.715cm" presentation:class="outline">
        <draw:text-box>
          <text:list text:style-name="ML3">
            <text:list-item>
              <text:p text:style-name="MP9"><text:span text:style-name="MT22">Modifiez les styles du texte du masque</text:span></text:p>
            </text:list-item>
          </text:list>
        </draw:text-box>
      </draw:frame>
      <presentation:notes style:page-layout-name="PM0">
        <draw:frame draw:name="Rectangle 2" presentation:style-name="Mpr48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48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Layout9-picTx-Image-avec-légende-title" draw:layer="backgroundobjects" svg:width="13.339cm" svg:height="10.006cm" svg:x="3.493cm" svg:y="1.998cm" presentation:class="page"/>
        <draw:frame draw:name="Rectangle 5" presentation:style-name="Mpr49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0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50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51" draw:text-style-name="MP1" draw:layer="backgroundobjects" svg:width="23.614cm" svg:height="2.174cm" svg:x="0.9cm" svg:y="0.322cm" presentation:class="title">
        <draw:text-box>
          <text:p text:style-name="MP3"><text:span text:style-name="MT12">Modifiez le style du titre</text:span></text:p>
        </draw:text-box>
      </draw:frame>
      <draw:frame draw:name="Espace réservé du texte vertical 2" presentation:style-name="Mpr52" draw:text-style-name="MP18" draw:layer="backgroundobjects" svg:width="22.961cm" svg:height="14.742cm" svg:x="0.9cm" svg:y="3.038cm" presentation:class="outline">
        <draw:text-box>
          <text:list text:style-name="ML3">
            <text:list-item>
              <text:p text:style-name="MP4"><text:span text:style-name="MT13">Modifiez les styles du texte du masque</text:span></text:p>
              <text:list>
                <text:list-item>
                  <text:p text:style-name="MP5"><text:span text:style-name="MT14">Deuxième niveau</text:span></text:p>
                  <text:list>
                    <text:list-item>
                      <text:p text:style-name="MP6"><text:span text:style-name="MT15">Troisième niveau</text:span></text:p>
                      <text:list>
                        <text:list-item>
                          <text:p text:style-name="MP7"><text:span text:style-name="MT16">Quatrième niveau</text:span></text:p>
                          <text:list>
                            <text:list-item>
                              <text:p text:style-name="MP8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Rectangle 2" presentation:style-name="Mpr53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53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Layout10-vertTx-Titre-et-texte-vertical-title" draw:layer="backgroundobjects" svg:width="13.339cm" svg:height="10.006cm" svg:x="3.493cm" svg:y="1.998cm" presentation:class="page"/>
        <draw:frame draw:name="Rectangle 5" presentation:style-name="Mpr54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5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55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56" draw:text-style-name="MP18" draw:layer="backgroundobjects" svg:width="5.9cm" svg:height="17.458cm" svg:x="18.613cm" svg:y="0.322cm" presentation:class="title">
        <draw:text-box>
          <text:p text:style-name="MP3"><text:span text:style-name="MT12">Modifiez le style du titre</text:span></text:p>
        </draw:text-box>
      </draw:frame>
      <draw:frame draw:name="Espace réservé du texte vertical 2" presentation:style-name="Mpr57" draw:text-style-name="MP18" draw:layer="backgroundobjects" svg:width="17.291cm" svg:height="17.458cm" svg:x="0.9cm" svg:y="0.322cm" presentation:class="outline">
        <draw:text-box>
          <text:list text:style-name="ML3">
            <text:list-item>
              <text:p text:style-name="MP4"><text:span text:style-name="MT13">Modifiez les styles du texte du masque</text:span></text:p>
              <text:list>
                <text:list-item>
                  <text:p text:style-name="MP5"><text:span text:style-name="MT14">Deuxième niveau</text:span></text:p>
                  <text:list>
                    <text:list-item>
                      <text:p text:style-name="MP6"><text:span text:style-name="MT15">Troisième niveau</text:span></text:p>
                      <text:list>
                        <text:list-item>
                          <text:p text:style-name="MP7"><text:span text:style-name="MT16">Quatrième niveau</text:span></text:p>
                          <text:list>
                            <text:list-item>
                              <text:p text:style-name="MP8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Rectangle 2" presentation:style-name="Mpr58" draw:text-style-name="MP1" draw:layer="backgroundobjects" svg:width="8.806cm" svg:height="1.332cm" svg:x="0cm" svg:y="0cm" presentation:class="header">
          <draw:text-box>
            <text:p/>
          </draw:text-box>
        </draw:frame>
        <draw:frame draw:name="Rectangle 3" presentation:style-name="Mpr58" draw:text-style-name="MP1" draw:layer="backgroundobjects" svg:width="8.806cm" svg:height="1.332cm" svg:x="11.514cm" svg:y="0cm" presentation:class="date-time">
          <draw:text-box>
            <text:p/>
          </draw:text-box>
        </draw:frame>
        <draw:page-thumbnail draw:name="Rectangle 4" presentation:style-name="Master1-Layout11-vertTitleAndTx-Titre-vertical-et-texte-title" draw:layer="backgroundobjects" svg:width="13.339cm" svg:height="10.006cm" svg:x="3.493cm" svg:y="1.998cm" presentation:class="page"/>
        <draw:frame draw:name="Rectangle 5" presentation:style-name="Mpr59" draw:text-style-name="MP1" draw:layer="backgroundobjects" svg:width="14.896cm" svg:height="11.999cm" svg:x="2.712cm" svg:y="12.674cm" presentation:class="notes">
          <draw:text-box>
            <text:p text:style-name="MP9"><text:span text:style-name="MT8">Cliquez pour modifier les styles du texte du masque</text:span></text:p>
            <text:list text:style-name="ML5">
              <text:list-item>
                <text:list>
                  <text:list-item>
                    <text:p text:style-name="MP10"><text:span text:style-name="MT8">Deuxième niveau</text:span></text:p>
                    <text:list>
                      <text:list-item>
                        <text:p text:style-name="MP11"><text:span text:style-name="MT8">Troisième niveau</text:span></text:p>
                        <text:list>
                          <text:list-item>
                            <text:p text:style-name="MP12"><text:span text:style-name="MT8">Quatrième niveau</text:span></text:p>
                            <text:list>
                              <text:list-item>
                                <text:p text:style-name="MP13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0" draw:text-style-name="MP1" draw:layer="backgroundobjects" svg:width="8.806cm" svg:height="1.332cm" svg:x="0cm" svg:y="25.338cm" presentation:class="footer">
          <draw:text-box>
            <text:p/>
          </draw:text-box>
        </draw:frame>
        <draw:frame draw:name="Rectangle 7" presentation:style-name="Mpr60" draw:text-style-name="MP1" draw:layer="backgroundobjects" svg:width="8.806cm" svg:height="1.332cm" svg:x="11.514cm" svg:y="25.338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4.2$Linux_X86_64 LibreOffice_project/00m0$Build-2</meta:generator>
    <dc:title>Classes</dc:title>
    <meta:initial-creator>AD</meta:initial-creator>
    <meta:creation-date>2008-06-05T17:26:37Z</meta:creation-date>
    <dc:date>2016-04-08T20:46:22.946683631</dc:date>
    <meta:print-date>2002-12-05T13:22:49Z</meta:print-date>
    <meta:editing-cycles>973</meta:editing-cycles>
    <meta:editing-duration>PT2H34M36S</meta:editing-duration>
    <meta:document-statistic meta:object-count="180"/>
    <meta:template xlink:type="simple" xlink:actuate="onRequest" xlink:title="" xlink:href="../../../../../../../../C:/Documents%20and%20Settings/h077321/Application%20Data/Microsoft/Modèles/Nouvelle%20Présentation.pot"/>
  </office:meta>
</office:document-meta>
</file>